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0500000561F0900604C970637F.jpg" manifest:media-type="image/jpeg"/>
  <manifest:file-entry manifest:full-path="Pictures/1000000000000A6E00000D5283A8ACBD199F7AB3.jpg" manifest:media-type="image/jpeg"/>
  <manifest:file-entry manifest:full-path="Pictures/10000000000004E2000004546B720CC418CB502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officeooo:paragraph-rsid="002332cd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2pt" officeooo:paragraph-rsid="009cd28f" style:font-size-asian="12pt" style:font-size-complex="12pt"/>
    </style:style>
    <style:style style:name="P10" style:family="paragraph" style:parent-style-name="Standard">
      <style:text-properties fo:font-size="12pt" officeooo:rsid="009cd28f" officeooo:paragraph-rsid="009cd28f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2pt" officeooo:rsid="009cd28f" officeooo:paragraph-rsid="00a111f8" style:font-size-asian="12pt" style:font-size-complex="12pt"/>
    </style:style>
    <style:style style:name="P12" style:family="paragraph" style:parent-style-name="Standard">
      <style:text-properties fo:font-size="12pt" officeooo:paragraph-rsid="00974437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2pt" officeooo:paragraph-rsid="009e83ff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2332cd" style:font-size-asian="12pt" style:font-weight-asian="bold"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38a974" style:font-size-asian="12pt" style:font-weight-asian="bold" style:font-size-complex="12pt"/>
    </style:style>
    <style:style style:name="P19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0" style:family="paragraph" style:parent-style-name="Standard">
      <style:paragraph-properties fo:margin-left="10.16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2" style:family="paragraph" style:parent-style-name="Standard">
      <style:paragraph-properties fo:margin-left="1.27cm" fo:margin-right="0cm" fo:text-indent="-0.635cm" style:auto-text-indent="false"/>
      <style:text-properties fo:font-size="12pt" fo:font-weight="normal" style:font-size-asian="12pt" style:font-weight-asian="normal" style:font-size-complex="12pt"/>
    </style:style>
    <style:style style:name="P23" style:family="paragraph" style:parent-style-name="Standard">
      <style:paragraph-properties fo:margin-left="1.27cm" fo:margin-right="0cm" fo:text-indent="-0.635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5" style:family="paragraph" style:parent-style-name="Standard">
      <style:paragraph-properties fo:margin-left="0.635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26" style:family="paragraph" style:parent-style-name="Standard">
      <style:paragraph-properties fo:margin-left="8.89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38a974" style:font-size-asian="12pt" style:font-weight-asian="normal" style:font-size-complex="12pt"/>
    </style:style>
    <style:style style:name="P29" style:family="paragraph" style:parent-style-name="Standard">
      <style:paragraph-properties fo:margin-left="0cm" fo:margin-right="0cm" fo:text-indent="0cm" style:auto-text-indent="false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ef351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33" style:family="paragraph" style:parent-style-name="Standard">
      <style:text-properties fo:font-size="14pt" style:font-size-asian="14pt" style:font-size-complex="14pt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2ef351" style:font-size-asian="14pt" style:font-weight-asian="bold" style:font-size-complex="14pt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8a25a3" style:font-size-asian="14pt" style:font-weight-asian="bold" style:font-size-complex="14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paragraph-rsid="002332cd" style:font-size-asian="14pt" style:font-weight-asian="bold" style:font-size-complex="14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8a25a3" style:font-size-asian="14pt" style:font-weight-asian="bold" style:font-size-complex="14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officeooo:paragraph-rsid="002332cd"/>
    </style:style>
    <style:style style:name="P41" style:family="paragraph" style:parent-style-name="Standard">
      <style:paragraph-properties fo:margin-left="0cm" fo:margin-right="0cm" fo:text-indent="0cm" style:auto-text-indent="false"/>
      <style:text-properties officeooo:paragraph-rsid="0037cf66"/>
    </style:style>
    <style:style style:name="P42" style:family="paragraph" style:parent-style-name="Standard">
      <style:paragraph-properties fo:margin-left="0cm" fo:margin-right="0cm" fo:text-indent="0cm" style:auto-text-indent="false"/>
      <style:text-properties officeooo:rsid="00a56243"/>
    </style:style>
    <style:style style:name="P43" style:family="paragraph" style:parent-style-name="Standard" style:master-page-name="Standard">
      <style:paragraph-properties style:page-number="1"/>
      <style:text-properties fo:font-size="12pt" officeooo:rsid="00202576" officeooo:paragraph-rsid="00202576" style:font-size-asian="12pt" style:font-size-complex="12pt"/>
    </style:style>
    <style:style style:name="P44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45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27d2e" style:font-size-asian="12pt" style:font-size-complex="12pt"/>
    </style:style>
    <style:style style:name="P46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640fa" style:font-size-asian="12pt" style:font-size-complex="12pt"/>
    </style:style>
    <style:style style:name="P47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b6e4a" officeooo:paragraph-rsid="0055b0e8" style:font-size-asian="12pt" style:font-size-complex="12pt"/>
    </style:style>
    <style:style style:name="P48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adf9b" officeooo:paragraph-rsid="003adf9b" style:font-size-asian="12pt" style:font-size-complex="12pt"/>
    </style:style>
    <style:style style:name="P49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cc6be" officeooo:paragraph-rsid="003cc6be" style:font-size-asian="12pt" style:font-size-complex="12pt"/>
    </style:style>
    <style:style style:name="P50" style:family="paragraph" style:parent-style-name="Standard" style:list-style-name="WWNum4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51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3933c" style:font-size-asian="12pt" style:font-size-complex="12pt"/>
    </style:style>
    <style:style style:name="P52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036b6" style:font-size-asian="12pt" style:font-size-complex="12pt"/>
    </style:style>
    <style:style style:name="P53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106fc" style:font-size-asian="12pt" style:font-size-complex="12pt"/>
    </style:style>
    <style:style style:name="P54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711dce" style:font-size-asian="12pt" style:font-size-complex="12pt"/>
    </style:style>
    <style:style style:name="P55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6ebf42" style:font-size-asian="12pt" style:font-size-complex="12pt"/>
    </style:style>
    <style:style style:name="P56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728009" officeooo:paragraph-rsid="0083933c" style:font-size-asian="12pt" style:font-size-complex="12pt"/>
    </style:style>
    <style:style style:name="P57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58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cad94" style:font-size-asian="12pt" style:font-size-complex="12pt"/>
    </style:style>
    <style:style style:name="P59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b33cd" style:font-size-asian="12pt" style:font-size-complex="12pt"/>
    </style:style>
    <style:style style:name="P60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85419c" style:font-size-asian="12pt" style:font-size-complex="12pt"/>
    </style:style>
    <style:style style:name="P61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98b9b" style:font-size-asian="12pt" style:font-size-complex="12pt"/>
    </style:style>
    <style:style style:name="P62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63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64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rsid="00858324" officeooo:paragraph-rsid="00858324" style:font-size-asian="12pt" style:font-size-complex="12pt"/>
    </style:style>
    <style:style style:name="P65" style:family="paragraph" style:parent-style-name="Standard" style:list-style-name="WWNum5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66" style:family="paragraph" style:parent-style-name="Standard" style:list-style-name="WWNum9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67" style:family="paragraph" style:parent-style-name="Standard" style:list-style-name="WWNum3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68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rsid="00370c2c" officeooo:paragraph-rsid="00370c2c" style:font-size-asian="12pt" style:font-size-complex="12pt"/>
    </style:style>
    <style:style style:name="P69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paragraph-rsid="00370c2c" style:font-size-asian="12pt" style:font-size-complex="12pt"/>
    </style:style>
    <style:style style:name="P70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71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873ca" style:font-size-asian="12pt" style:font-size-complex="12pt"/>
    </style:style>
    <style:style style:name="P72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e6b22" style:font-size-asian="12pt" style:font-size-complex="12pt"/>
    </style:style>
    <style:style style:name="P73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e8cae" style:font-size-asian="12pt" style:font-size-complex="12pt"/>
    </style:style>
    <style:style style:name="P74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b18dbb" style:font-size-asian="12pt" style:font-size-complex="12pt"/>
    </style:style>
    <style:style style:name="P75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977c8" officeooo:paragraph-rsid="00a977c8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font-size="12pt" officeooo:paragraph-rsid="009cd28f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font-size="12pt" officeooo:paragraph-rsid="00a977c8" style:font-size-asian="12pt" style:font-size-complex="12pt"/>
    </style:style>
    <style:style style:name="P78" style:family="paragraph" style:parent-style-name="Standard">
      <style:paragraph-properties fo:margin-left="2.54cm" fo:margin-right="0cm" fo:text-indent="-0.635cm" style:auto-text-indent="false"/>
      <style:text-properties fo:font-size="12pt" officeooo:paragraph-rsid="00a977c8" style:font-size-asian="12pt" style:font-size-complex="12pt"/>
    </style:style>
    <style:style style:name="P79" style:family="paragraph" style:parent-style-name="Standard">
      <style:paragraph-properties fo:margin-left="0cm" fo:margin-right="0cm" fo:text-indent="0cm" style:auto-text-indent="false"/>
      <style:text-properties fo:font-size="12pt" officeooo:rsid="009cd28f" officeooo:paragraph-rsid="00ae6b22" style:font-size-asian="12pt" style:font-size-complex="12pt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font-size="12pt" officeooo:paragraph-rsid="00ae6b22" style:font-size-asian="12pt" style:font-size-complex="12pt"/>
    </style:style>
    <style:style style:name="P81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82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83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84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85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86" style:family="paragraph" style:parent-style-name="Standard" style:list-style-name="L5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87" style:family="paragraph" style:parent-style-name="Standard" style:list-style-name="L6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88" style:family="paragraph" style:parent-style-name="Standard" style:list-style-name="L7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89" style:family="paragraph" style:parent-style-name="Standard" style:list-style-name="L8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0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91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70c2c" style:font-size-asian="12pt" style:font-weight-asian="normal" style:font-size-complex="12pt"/>
    </style:style>
    <style:style style:name="P92" style:family="paragraph" style:parent-style-name="Standard" style:list-style-name="WWNum3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93" style:family="paragraph" style:parent-style-name="Standard" style:list-style-name="WWNum3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94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95" style:family="paragraph" style:parent-style-name="Standard" style:list-style-name="L14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96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rsid="002b0bd3" officeooo:paragraph-rsid="002b0bd3" style:font-size-asian="12pt" style:font-weight-asian="normal" style:font-size-complex="12pt"/>
    </style:style>
    <style:style style:name="P97" style:family="paragraph" style:parent-style-name="Standard" style:list-style-name="L10">
      <style:paragraph-properties fo:margin-left="0cm" fo:margin-right="0cm" fo:text-indent="0cm" style:auto-text-indent="false"/>
      <style:text-properties fo:font-size="12pt" fo:font-weight="normal" officeooo:rsid="002b0bd3" officeooo:paragraph-rsid="002d28c9" style:font-size-asian="12pt" style:font-weight-asian="normal" style:font-size-complex="12pt"/>
    </style:style>
    <style:style style:name="P98" style:family="paragraph" style:parent-style-name="Standard" style:list-style-name="L11">
      <style:paragraph-properties fo:margin-left="0cm" fo:margin-right="0cm" fo:text-indent="0cm" style:auto-text-indent="false"/>
      <style:text-properties fo:font-size="12pt" fo:font-weight="normal" officeooo:rsid="002b0bd3" officeooo:paragraph-rsid="002b8fd2" style:font-size-asian="12pt" style:font-weight-asian="normal" style:font-size-complex="12pt"/>
    </style:style>
    <style:style style:name="P99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paragraph-rsid="002b0bd3" style:font-size-asian="12pt" style:font-weight-asian="normal" style:font-size-complex="12pt"/>
    </style:style>
    <style:style style:name="P100" style:family="paragraph" style:parent-style-name="Standard" style:list-style-name="L12">
      <style:paragraph-properties fo:margin-left="0cm" fo:margin-right="0cm" fo:text-indent="0cm" style:auto-text-indent="false"/>
      <style:text-properties fo:font-size="12pt" fo:font-weight="normal" officeooo:rsid="002b8fd2" officeooo:paragraph-rsid="002b8fd2" style:font-size-asian="12pt" style:font-weight-asian="normal" style:font-size-complex="12pt"/>
    </style:style>
    <style:style style:name="P101" style:family="paragraph" style:parent-style-name="Standard" style:list-style-name="L13">
      <style:paragraph-properties fo:margin-left="0cm" fo:margin-right="0cm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102" style:family="paragraph" style:parent-style-name="Standard" style:list-style-name="WWNum8">
      <style:paragraph-properties fo:margin-left="0.635cm" fo:margin-right="0cm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103" style:family="paragraph" style:parent-style-name="Standard" style:list-style-name="WWNum4">
      <style:paragraph-properties fo:margin-left="2.54cm" fo:margin-right="0cm" fo:text-indent="-0.635cm" style:auto-text-indent="false"/>
      <style:text-properties officeooo:paragraph-rsid="0083933c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8887b7" officeooo:paragraph-rsid="008887b7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106" style:family="paragraph" style:parent-style-name="Standard">
      <style:paragraph-properties fo:margin-left="0cm" fo:margin-right="0cm" fo:text-indent="0cm" style:auto-text-indent="false"/>
      <style:text-properties fo:font-size="14pt" officeooo:rsid="00a56243" officeooo:paragraph-rsid="00a56243" style:font-size-asian="14pt" style:font-size-complex="14pt"/>
    </style:style>
    <style:style style:name="P10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8a25a3" style:font-size-asian="14pt" style:font-size-complex="14pt"/>
    </style:style>
    <style:style style:name="P108" style:family="paragraph">
      <loext:graphic-properties draw:fill-color="#ffffff"/>
    </style:style>
    <style:style style:name="P109" style:family="paragraph">
      <loext:graphic-properties draw:fill-color="#ffffff"/>
      <style:text-properties fo:font-size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37cf66" style:font-size-asian="12pt" style:font-size-complex="12pt"/>
    </style:style>
    <style:style style:name="T3" style:family="text">
      <style:text-properties fo:font-size="12pt" officeooo:rsid="007e485f" style:font-size-asian="12pt" style:font-size-complex="12pt"/>
    </style:style>
    <style:style style:name="T4" style:family="text">
      <style:text-properties fo:font-size="12pt" officeooo:rsid="00728009" style:font-size-asian="12pt" style:font-size-complex="12pt"/>
    </style:style>
    <style:style style:name="T5" style:family="text">
      <style:text-properties fo:font-size="12pt" officeooo:rsid="00698b9b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officeooo:rsid="0037cf66" style:font-size-asian="12pt" style:font-weight-asian="bold" style:font-size-complex="12pt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9cd28f" style:font-weight-asian="bold" style:font-weight-complex="bold"/>
    </style:style>
    <style:style style:name="T13" style:family="text">
      <style:text-properties fo:font-weight="bold" officeooo:rsid="009e83ff" style:font-weight-asian="bold" style:font-weight-complex="bold"/>
    </style:style>
    <style:style style:name="T14" style:family="text">
      <style:text-properties fo:font-weight="bold" officeooo:rsid="00a111f8" style:font-weight-asian="bold" style:font-weight-complex="bold"/>
    </style:style>
    <style:style style:name="T15" style:family="text">
      <style:text-properties fo:font-weight="bold" officeooo:rsid="00ad9ad4" style:font-weight-asian="bold" style:font-weight-complex="bold"/>
    </style:style>
    <style:style style:name="T16" style:family="text">
      <style:text-properties fo:font-weight="bold" officeooo:rsid="008a25a3" style:font-weight-asian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2b0bd3"/>
    </style:style>
    <style:style style:name="T19" style:family="text">
      <style:text-properties officeooo:rsid="0038a974"/>
    </style:style>
    <style:style style:name="T20" style:family="text">
      <style:text-properties officeooo:rsid="004a8bcd"/>
    </style:style>
    <style:style style:name="T21" style:family="text">
      <style:text-properties officeooo:rsid="0052e3ee"/>
    </style:style>
    <style:style style:name="T22" style:family="text">
      <style:text-properties officeooo:rsid="0057ca6a"/>
    </style:style>
    <style:style style:name="T23" style:family="text">
      <style:text-properties officeooo:rsid="00698b9b"/>
    </style:style>
    <style:style style:name="T24" style:family="text">
      <style:text-properties officeooo:rsid="00728009"/>
    </style:style>
    <style:style style:name="T25" style:family="text">
      <style:text-properties officeooo:rsid="0074d6c8"/>
    </style:style>
    <style:style style:name="T26" style:family="text">
      <style:text-properties officeooo:rsid="007caaa6"/>
    </style:style>
    <style:style style:name="T27" style:family="text">
      <style:text-properties officeooo:rsid="007cf689"/>
    </style:style>
    <style:style style:name="T28" style:family="text">
      <style:text-properties officeooo:rsid="007e485f"/>
    </style:style>
    <style:style style:name="T29" style:family="text">
      <style:text-properties officeooo:rsid="008036b6"/>
    </style:style>
    <style:style style:name="T30" style:family="text">
      <style:text-properties officeooo:rsid="008106fc"/>
    </style:style>
    <style:style style:name="T31" style:family="text">
      <style:text-properties officeooo:rsid="0083933c"/>
    </style:style>
    <style:style style:name="T32" style:family="text">
      <style:text-properties officeooo:rsid="008a25a3"/>
    </style:style>
    <style:style style:name="T33" style:family="text">
      <style:text-properties officeooo:rsid="00974437"/>
    </style:style>
    <style:style style:name="T34" style:family="text">
      <style:text-properties fo:color="#c9211e" loext:opacity="100%"/>
    </style:style>
    <style:style style:name="T35" style:family="text">
      <style:text-properties fo:color="#c9211e" loext:opacity="100%" officeooo:rsid="0097f8a7"/>
    </style:style>
    <style:style style:name="T36" style:family="text">
      <style:text-properties fo:color="#c9211e" loext:opacity="100%" officeooo:rsid="00974437"/>
    </style:style>
    <style:style style:name="T37" style:family="text">
      <style:text-properties fo:color="#c9211e" loext:opacity="100%" officeooo:rsid="009a247d"/>
    </style:style>
    <style:style style:name="T38" style:family="text">
      <style:text-properties officeooo:rsid="0097f8a7"/>
    </style:style>
    <style:style style:name="T39" style:family="text">
      <style:text-properties officeooo:rsid="0098f015"/>
    </style:style>
    <style:style style:name="T40" style:family="text">
      <style:text-properties officeooo:rsid="009a247d"/>
    </style:style>
    <style:style style:name="T41" style:family="text">
      <style:text-properties officeooo:rsid="009cd28f"/>
    </style:style>
    <style:style style:name="T42" style:family="text">
      <style:text-properties officeooo:rsid="009e83ff"/>
    </style:style>
    <style:style style:name="T43" style:family="text">
      <style:text-properties officeooo:rsid="00a02861"/>
    </style:style>
    <style:style style:name="T44" style:family="text">
      <style:text-properties officeooo:rsid="00a111f8"/>
    </style:style>
    <style:style style:name="T45" style:family="text">
      <style:text-properties fo:color="#00a933" loext:opacity="100%"/>
    </style:style>
    <style:style style:name="T46" style:family="text">
      <style:text-properties fo:color="#00a933" loext:opacity="100%" officeooo:rsid="0097f8a7"/>
    </style:style>
    <style:style style:name="T47" style:family="text">
      <style:text-properties fo:color="#00a933" loext:opacity="100%" officeooo:rsid="009a247d"/>
    </style:style>
    <style:style style:name="T48" style:family="text">
      <style:text-properties fo:color="#00a933" loext:opacity="100%" officeooo:rsid="00974437"/>
    </style:style>
    <style:style style:name="T49" style:family="text">
      <style:text-properties fo:color="#00a933" loext:opacity="100%" fo:font-weight="normal" style:font-weight-asian="normal" style:font-weight-complex="normal"/>
    </style:style>
    <style:style style:name="T50" style:family="text">
      <style:text-properties fo:color="#00a933" loext:opacity="100%" officeooo:rsid="009cd28f"/>
    </style:style>
    <style:style style:name="T51" style:family="text">
      <style:text-properties officeooo:rsid="00a21992"/>
    </style:style>
    <style:style style:name="T52" style:family="text">
      <style:text-properties style:use-window-font-color="true" loext:opacity="0%"/>
    </style:style>
    <style:style style:name="T53" style:family="text">
      <style:text-properties style:use-window-font-color="true" loext:opacity="0%" officeooo:rsid="00942ee8"/>
    </style:style>
    <style:style style:name="T54" style:family="text">
      <style:text-properties officeooo:rsid="00a873ca"/>
    </style:style>
    <style:style style:name="T55" style:family="text">
      <style:text-properties officeooo:rsid="00a977c8"/>
    </style:style>
    <style:style style:name="T56" style:family="text">
      <style:text-properties officeooo:rsid="00aa59b5"/>
    </style:style>
    <style:style style:name="T57" style:family="text">
      <style:text-properties officeooo:rsid="00ac3761"/>
    </style:style>
    <style:style style:name="T58" style:family="text">
      <style:text-properties officeooo:rsid="00ad73e8"/>
    </style:style>
    <style:style style:name="T59" style:family="text">
      <style:text-properties officeooo:rsid="00ae6b22"/>
    </style:style>
    <style:style style:name="T60" style:family="text">
      <style:text-properties officeooo:rsid="00ae8cae"/>
    </style:style>
    <style:style style:name="T61" style:family="text">
      <style:text-properties officeooo:rsid="00b18dbb"/>
    </style:style>
    <style:style style:name="T62" style:family="text">
      <style:text-properties officeooo:rsid="00b2df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15.372cm" fo:min-width="17.06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22.405cm" fo:min-width="17.9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25.479cm" fo:min-width="18.3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25.135cm" fo:min-width="18.3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9.352cm" fo:min-width="18.2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7.941cm" fo:min-width="17.17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10.62cm" fo:min-width="17.56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18.463cm" fo:min-width="17.67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CAP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 SIGTUR é um sistema de informação para o gerenciamento de agências de turismo. O sistema faz o gerenciamento de funcionários. O sistema faz o gerenciamento dos clientes, hotéis, destinos turísticos, companhias aéreas, companhias de transporte marítimo (empresas de cruzeiro, <text:s/>empresas de passeio marítimo ou fluvial e empresas de balsa), locadoras de veículos, serviços de transporte terrestre (para traslado) e empresas de passeio turístico. O SIG<text:span text:style-name="T52">TUR mantém o cadastro de todos os clientes da agência. Os dados cadastrais podem ser acessados por funcionários da agência, além disso o sistema permite que os funcionários façam o cadastro de novos clientes. O sistema possui a relação dos destinos oferecidos pela agência, e para cada destino, há uma lista de hotéis e pousadas que possuem vínculo com a agência, bem como a classificação desses estabelecimentos. O sistema deve ter acesso à quantidade de vagas disponíveis em cada hotel e pousada, bem como o valor da diári</text:span>a de cada quarto. O sistema possui uma relação de companhias aéreas que operam nos destinos oferecidos pela agência. O sistema possui uma relação de empresas de ônibus que operam entre os locais de origem e destino. O sistema possui uma relação das empresas de cruzeiro que operam entre os locais de origem e destino, ou pelo menos até o local de destino. O sistema possui uma relação de empresas que prestam serviço de tra<text:span text:style-name="T52">slado entre portos, aeroportos, rodoviárias e hotéis. Para cada destino oferecido pela agência, o sistema possui uma lista de empresas de passeio turístico. O sistema deve receber algumas informações básicas sobre a viagem e com base nelas fornecer uma série de opções. Essas informações básicas devem ser a origem, o destino, a data de ida e de volta, e a partir delas, o sistema vai verificar se é possível realizar a viagem com os parâmetros fornecidos. Caso seja possível, o sistema ainda irá apresentar ao usuário as opções de hotéis, passagens aéreas, serviços de traslado e serviços de passeio, </text:span><text:span text:style-name="T53">devendo o cliente escolher pelo menos a acomodação e as passagens</text:span><text:span text:style-name="T52">. Cada viagem cadastrada deve ter os dados sobre origem, destino, hotel, quantidade de hóspedes, quantidade de quartos reservados, bem como o valor da diária para cada quarto, data de ida e data de volta, dados referentes às passagens aéreas, como companhia aérea, data e hora da viagem de ida, e data e hora da viagem de volta. O sistema deve lidar com viagens com múltiplos destinos de visitação, que são cadastrados pelos funcionários responsáveis da agência de turismo, e que serão ofertados como pacotes para os clientes. A partir dos múltiplos destinos previstos para aquele pacote, o sistema deve planejar diversas opções de organização de viagem, contemplando hotéis, meios de transporte, datas e horários, empresas de traslado e de passeio. O sistema deve permitir aos vendedores da agência consultar o destino turístico do cliente, acessar informações dos hotéis e realizar a reserva do(s) qu</text:span>arto(s). O sistema deve fornecer dados das companhias aéreas que operam naquele destino, com os voos disponíveis para o período planejado para a viagem, além de permitir a compra das passagens aéreas. O sistema deve fornecer dados das companhias de navegação (empresas de cruzeiro) que operam naquele destino, com os navios disponíveis para o período planejado para a viagem, além de permitir a compra das passagens. O sistema deve fornecer dados das companhias de transporte rodoviário (empresas de ônibus) que operam naquele destino, com os ônibus disponíveis para o período planejado para a viagem, além de permitir a compra das passagens. O sistema deve fornecer dados das companhias de transporte ferroviário que operam naquele destino, com os trens disponíveis para o período planejado para a viagem, além de permitir a compra das passagens. O sistema deve fornecer detalhes sobre passeios turísticos, incluindo empresa responsável, locais de visitação, valor do serviço, e se há <text:soft-page-break/>um meio de transporte incluso (ônibus ou barco). Através do sistema, o usuário pode ainda acessar informações de serviços de locação de veículos que estejam vinculados à agência de turismo e que operem na área da viagem, obtendo dados sobre veículos disponíveis para aluguel dentro do período da viagem, bem como os valores de diária para cada veículo, assim como realizar a contratação do <text:span text:style-name="T34">aluguel</text:span> do veículo desejado. </text:p>
      <text:p text:style-name="P12"><text:span text:style-name="T36">O sistema deve permitir o contrato de seguros de viagem, em que o cliente, através do pagamento das devidas taxas, irá receber um prêmio de seguro em caso de problemas durante a viagem</text:span><text:span text:style-name="T33">. O sisteme permite </text:span><text:span text:style-name="T48">contratar</text:span><text:span text:style-name="T33"> serviços de táxi, que podem ter a atribuição de transportar o cliente entre o </text:span><text:span text:style-name="T36">aeroporto</text:span><text:span text:style-name="T33">, </text:span><text:span text:style-name="T36">rodoviária</text:span><text:span text:style-name="T33">, </text:span><text:span text:style-name="T36">estação de trem</text:span><text:span text:style-name="T33">, </text:span><text:span text:style-name="T36">porto</text:span><text:span text:style-name="T33"> ou qualquer outro </text:span><text:span text:style-name="T35">hub de transporte</text:span><text:span text:style-name="T33"> </text:span><text:span text:style-name="T38">e o local de hospedagem, ou ainda para locais de visitação, caso seja de preferência do cliente um meio de locomoção mais individual. Além disso, o sistema permite </text:span><text:span text:style-name="T56">consultar o transporte público para cada cidade e </text:span><text:span text:style-name="T38">a aquisição de </text:span><text:span text:style-name="T35">bilhetes</text:span><text:span text:style-name="T38"> de transporte público, que podem ser comprados para que o cliente se locomova de ônibus, trem, metrô ou outro meio de transporte coletivo. O sistema permite </text:span><text:span text:style-name="T46">consultar</text:span><text:span text:style-name="T38"> </text:span><text:span text:style-name="T35">disponibilidade</text:span><text:span text:style-name="T38"> em </text:span><text:span text:style-name="T35">parques temáticos</text:span><text:span text:style-name="T38">, parque aquáticos ou </text:span><text:span text:style-name="T46">outros</text:span><text:span text:style-name="T38"> tipos de </text:span><text:span text:style-name="T39">estabelecimento</text:span><text:span text:style-name="T38"> semelhante, fornecendo informações sobre </text:span><text:span text:style-name="T39">atrações presentes no parque, incluindo detalhes sobre o funcionamento, restrições de idade e altura, recomendações aos usuários e se estará disponível durante o período da viagem.</text:span><text:span text:style-name="T38"> </text:span><text:span text:style-name="T39">Alé</text:span><text:span text:style-name="T51">m</text:span><text:span text:style-name="T39"> disso, o sistema deve possibilitar a compra de entradas para o parque, e caso necessário e possível, a de entradas para brinquedos específicos dentro do parque. </text:span><text:span text:style-name="T40">O sistema deve permitir a operação de </text:span><text:span text:style-name="T37">serviços cambiais</text:span><text:span text:style-name="T40">, de modo que o cliente possa </text:span><text:span text:style-name="T47">trocar</text:span><text:span text:style-name="T40"> seu </text:span><text:span text:style-name="T37">dinheiro</text:span><text:span text:style-name="T40"> pela moeda dos países que irá visitar.</text:span></text:p>
      <text:p text:style-name="P1"/>
      <text:p text:style-name="P33">Requisitos <text:s/>não funcionais: </text:p>
      <text:p text:style-name="P1"><text:s/></text:p>
      <text:p text:style-name="P1"><text:span text:style-name="T11">R1. </text:span>O <text:s/>SIGTUR deve <text:s/>estar <text:s/>disponível <text:s/>para <text:s/>todas <text:s/>as <text:s/>agências durante <text:s/>as <text:s/>horas <text:s/>normais <text:s/>de <text:s/>trabalho (segunda <text:s/>a <text:s/>sexta-feira, <text:s/>8h30 <text:s/>às <text:s/>17h30). Períodos <text:s/>de <text:s/>não operação dentro do horário normal de trabalho não podem exceder cinco segundos em um dia. </text:p>
      <text:p text:style-name="P1"><text:s/></text:p>
      <text:p text:style-name="P1"><text:span text:style-name="T11">R2.</text:span> O sistema deve ser usado nos computadores das agências. </text:p>
      <text:p text:style-name="P1"/>
      <text:p text:style-name="P1"><text:span text:style-name="T11"><text:s/>R3. </text:span>O sistema deve implementar medidas de privacidade de dados de acordo com a LGPD (Lei geral de proteção de dados). </text:p>
      <text:p text:style-name="P1"/>
      <text:p text:style-name="P1"><text:span text:style-name="T11">R4.</text:span> O sistema deve ter um tempo médio de 1 semana entre falhas.</text:p>
      <text:p text:style-name="P1"/>
      <text:p text:style-name="P1"><text:span text:style-name="T11">R5. </text:span>O sistema não deve levar mais do que 5 minutos para a recuperação de falhas.</text:p>
      <text:p text:style-name="P1"/>
      <text:p text:style-name="P1"><text:span text:style-name="T11">R6. </text:span>O sistema deve levar menos de 10 segundos para realizar uma consulta dos dados.</text:p>
      <text:p text:style-name="P1"/>
      <text:p text:style-name="P1"><text:span text:style-name="T11">R7. </text:span>O sistema deve levar menos de 3 segundos para realizar um cadastro.</text:p>
      <text:p text:style-name="P2"/>
      <text:p text:style-name="P2"><text:span text:style-name="T11">R8. </text:span>O sistema deve funcionar nos sistemas operacionais Windows, Linux e MacOS.</text:p>
      <text:p text:style-name="P2"/>
      <text:p text:style-name="P2"><text:span text:style-name="T11">R9. </text:span>O sistema só pode ser acessado por funcionários da agência, utilizando as <text:soft-page-break/>credenciais necessárias.</text:p>
      <text:p text:style-name="P2"/>
      <text:p text:style-name="P1"><text:span text:style-name="T11">R10. </text:span>Os usuários devem ser capazes de usar o sistema após 3 horas de treinamento.</text:p>
      <text:p text:style-name="P1"/>
      <text:p text:style-name="P1"><text:span text:style-name="T11">R11. </text:span>Usuários experientes devem cometer até 5 erros por hora de uso do sistema.</text:p>
      <text:p text:style-name="P1"/>
      <text:p text:style-name="P1"/>
      <text:p text:style-name="P33">Requisitos funcionais </text:p>
      <text:p text:style-name="P1"/>
      <text:p text:style-name="P2"><text:span text:style-name="T11">R1. </text:span>O sistema deve controlar a contratação de viagens.</text:p>
      <text:p text:style-name="P2"/>
      <text:p text:style-name="P2"><text:span text:style-name="T11">R2. </text:span>O sistema deve controlar a contratação de pacotes de viagens.</text:p>
      <text:p text:style-name="P2"/>
      <text:p text:style-name="P2"><text:span text:style-name="T11">R3. </text:span>O sistema deve permitir o <text:span text:style-name="T45">cadastro</text:span> <text:span text:style-name="T45">de clientes.</text:span> </text:p>
      <text:p text:style-name="P2"/>
      <text:p text:style-name="P2"><text:span text:style-name="T11">R4. </text:span>O sistema deve permitir o <text:span text:style-name="T45">cadastro</text:span> <text:span text:style-name="T45">de hotéis.</text:span></text:p>
      <text:p text:style-name="P2"/>
      <text:p text:style-name="P2"><text:span text:style-name="T11">R5. </text:span>O sistema deve permitir o <text:span text:style-name="T45">cadastro</text:span> <text:span text:style-name="T45">de destinos turísticos.</text:span></text:p>
      <text:p text:style-name="P2"/>
      <text:p text:style-name="P2"><text:span text:style-name="T11">R6. </text:span>O sistema deve permitir o <text:span text:style-name="T45">cadastro</text:span> <text:span text:style-name="T45">de companhias aéreas.</text:span></text:p>
      <text:p text:style-name="P2"/>
      <text:p text:style-name="P2"><text:span text:style-name="T11">R7. </text:span>O sistema deve <text:span text:style-name="T45">registrar as viagens feitas.</text:span></text:p>
      <text:p text:style-name="P2"/>
      <text:p text:style-name="P2"><text:span text:style-name="T11">R8. </text:span>O sistema deve <text:span text:style-name="T45">registrar os valores recebidos</text:span> de cada cliente.</text:p>
      <text:p text:style-name="P2"/>
      <text:p text:style-name="P2"><text:span text:style-name="T11">R9. </text:span>O sistema deve ter o <text:span text:style-name="T45">controle de todos os funcionários</text:span> da agência.</text:p>
      <text:p text:style-name="P2"/>
      <text:p text:style-name="P2"><text:span text:style-name="T11">R10.</text:span> O sistema deve <text:span text:style-name="T45">controlar a quantidade de vendas feitas</text:span> por cada vendedor.</text:p>
      <text:p text:style-name="P2"/>
      <text:p text:style-name="P2"><text:span text:style-name="T11">R11. </text:span>O sistema deve permitir que os funcionários <text:span text:style-name="T45">consultem a disponibilidade de quartos</text:span> em hotéis para as datas desejadas pelos clientes.</text:p>
      <text:p text:style-name="P2"/>
      <text:p text:style-name="P2"><text:span text:style-name="T11">R12. </text:span>O sistema deve <text:span text:style-name="T45">calcular automaticamente o valor total de uma viagem</text:span> com base nos serviços selecionados pelos clientes, incluindo hospedagem, transporte e passeios turísticos.</text:p>
      <text:p text:style-name="P2"/>
      <text:p text:style-name="P2"><text:span text:style-name="T11">R13. </text:span>O sistema deve <text:span text:style-name="T45">gerar faturas</text:span> ou recibos para os clientes após a confirmação da compra de serviços de viagem.</text:p>
      <text:p text:style-name="P2"/>
      <text:p text:style-name="P2"><text:span text:style-name="T11">R14. </text:span>O sistema deve <text:span text:style-name="T45">enviar notificações</text:span> por e-mail aos clientes com os detalhes de sua viagem, incluindo informações sobre reservas de hotéis, passagens aéreas e passeios.</text:p>
      <text:p text:style-name="P2"/>
      <text:p text:style-name="P2"><text:span text:style-name="T11">R15. </text:span>O sistema deve permitir que os funcionários <text:span text:style-name="T45">consultem informações sobre empresas</text:span> de transporte terrestre, como horários de ônibus, disponibilidade de assentos e preços de passagens.</text:p>
      <text:p text:style-name="P2"/>
      <text:p text:style-name="P2"><text:soft-page-break/><text:span text:style-name="T11">R16. </text:span>O sistema deve fornecer uma interface para os funcionários registrarem informações sobre viagens com múltiplos destinos, incluindo detalhes de hotéis, transporte e passeios turísticos para cada destino.</text:p>
      <text:p text:style-name="P2"/>
      <text:p text:style-name="P2"><text:span text:style-name="T11">R17. </text:span>O sistema deve <text:span text:style-name="T45">permitir que os vendedores façam reservas de quartos de hotel</text:span> em nome dos clientes, incluindo a seleção de quartos específicos, se disponível.</text:p>
      <text:p text:style-name="P2"/>
      <text:p text:style-name="P2"><text:span text:style-name="T11">R18.</text:span> <text:span text:style-name="T17">O sistema deve </text:span><text:span text:style-name="T49">rastrear as preferências dos clientes</text:span><text:span text:style-name="T17">, como tipos de quartos de hotel preferidos, companhias aéreas favoritas, etc., para personalizar ofertas futuras.</text:span></text:p>
      <text:p text:style-name="P15"/>
      <text:p text:style-name="P2"><text:span text:style-name="T11">R19. </text:span>O sistema deve <text:span text:style-name="T45">gerar relatórios de desempenho de vendas</text:span>, incluindo o número de viagens vendidas, receitas geradas e comissões a serem pagas aos vendedores.</text:p>
      <text:p text:style-name="P2"/>
      <text:p text:style-name="P2"><text:span text:style-name="T11">R20. </text:span>O sistema deve permitir que os funcionários agendem e registrem passeios turísticos para os clientes, incluindo det<text:span text:style-name="T58">a</text:span>lhes sobre datas, horários e locais de visitação.</text:p>
      <text:p text:style-name="P2"/>
      <text:p text:style-name="P9"><text:span text:style-name="T11">R2</text:span><text:span text:style-name="T12">1</text:span><text:span text:style-name="T11">. </text:span>O sistema deve <text:span text:style-name="T41">permitir a </text:span><text:span text:style-name="T50">contratação de seguros</text:span><text:span text:style-name="T41"> de viagem</text:span>.</text:p>
      <text:p text:style-name="P9"/>
      <text:p text:style-name="P9"><text:span text:style-name="T11">R2</text:span><text:span text:style-name="T12">2</text:span><text:span text:style-name="T11">. </text:span>O sistema deve <text:span text:style-name="T41">permitir a contratação de serviços de taxi para dias e horários específicos</text:span>.</text:p>
      <text:p text:style-name="P9"/>
      <text:p text:style-name="P77"><text:span text:style-name="T11">R2</text:span><text:span text:style-name="T12">3</text:span><text:span text:style-name="T11">. </text:span>O sistema deve <text:span text:style-name="T41">permitir a </text:span><text:span text:style-name="T55">consulta de serviços</text:span><text:span text:style-name="T41"> de </text:span><text:span text:style-name="T42">transporte público </text:span><text:span text:style-name="T55">para cada cidade</text:span>.</text:p>
      <text:p text:style-name="P9"/>
      <text:p text:style-name="P9"><text:span text:style-name="T11">R2</text:span><text:span text:style-name="T15">4</text:span><text:span text:style-name="T11">. </text:span>O sistema deve <text:span text:style-name="T41">permitir a </text:span><text:span text:style-name="T42">aquisição</text:span><text:span text:style-name="T41"> de </text:span><text:span text:style-name="T42">bilhetes</text:span><text:span text:style-name="T41"> de <text:s/></text:span><text:span text:style-name="T42">transporte público</text:span>.</text:p>
      <text:p text:style-name="P9"/>
      <text:p text:style-name="P13"><text:span text:style-name="T11">R2</text:span><text:span text:style-name="T15">5</text:span><text:span text:style-name="T11">. </text:span>O sistema deve <text:span text:style-name="T41">permitir a </text:span><text:span text:style-name="T42">consulta de informações sobre parques temáticos, fornecendo</text:span><text:span text:style-name="T41"> de</text:span><text:span text:style-name="T42">talhes sobre atrações disponíveis, incluindo restrições de idade e altura.</text:span></text:p>
      <text:p text:style-name="P9"/>
      <text:p text:style-name="P13"><text:span text:style-name="T11">R2</text:span><text:span text:style-name="T15">6</text:span><text:span text:style-name="T11">. </text:span>O sistema deve <text:span text:style-name="T41">permitir a </text:span><text:span text:style-name="T43">compra de entradas em parques temáticos, e se necessário e possível, a aquisição de bilhetes para atrações específicas</text:span><text:span text:style-name="T42">.</text:span></text:p>
      <text:p text:style-name="P10"/>
      <text:p text:style-name="P11"><text:span text:style-name="T11">R2</text:span><text:span text:style-name="T15">7</text:span><text:span text:style-name="T11">. </text:span>O sistema deve permitir a <text:span text:style-name="T44">utilização de serviços cambiais, de modo que o cliente possa trocar seu dinheiro por moeda de países que planeja visitar</text:span><text:span text:style-name="T42">.</text:span></text:p>
      <text:p text:style-name="P2"/>
      <text:p text:style-name="P32">Modelo de casos de uso</text:p>
      <text:p text:style-name="P2"/>
      <text:p text:style-name="P2">Regras de negócio</text:p>
      <text:p text:style-name="P2"/>
      <text:p text:style-name="P15">Aluguel nacional de carro (RN00)</text:p>
      <text:p text:style-name="P2">Um cliente só pode alugar o carro se possuir carteira de habilitação válida.</text:p>
      <text:p text:style-name="P2"/>
      <text:p text:style-name="P15">Aluguel internacional de carro (RN01)</text:p>
      <text:p text:style-name="P2">Um cliente só pode alugar o carro se possuir carteira de habilitação válida e permissão internacional para dirigir.</text:p>
      <text:p text:style-name="P1"/>
      <text:p text:style-name="P16"><text:soft-page-break/>Cadastro de novo hotel (RN02)</text:p>
      <text:p text:style-name="P1">Um novo hotel conveniado só pode ser cadastrado pelo gerente da agência filial com autorização da Diretoria Operacional da empresa de turismo.</text:p>
      <text:p text:style-name="P1"/>
      <text:p text:style-name="P16">Cadastro de cliente (RN03)</text:p>
      <text:p text:style-name="P1">Um cliente só pode ser cadastrado por um funcionário do setor de vendas da agência de turismo.</text:p>
      <text:p text:style-name="P1"/>
      <text:p text:style-name="P15">Compra de pacote (RN04)</text:p>
      <text:p text:style-name="P2">A compra de um pacote só pode ser realizada por um funcionário do setor de vendas da agência de turismo.</text:p>
      <text:p text:style-name="P2"/>
      <text:p text:style-name="P15">Remoção de destino (RN05)</text:p>
      <text:p text:style-name="P2">Um destino de viagem só pode ser removido pelo gerente da agência filial com autorização da Diretoria Operacional da empresa de turismo.</text:p>
      <text:p text:style-name="P2"/>
      <text:p text:style-name="P15">Remoção de hotel (RN06)</text:p>
      <text:p text:style-name="P2">Um hotel conveniado só pode ser removido pelo gerente da agência filial com autorização da Diretoria Operacional da empresa de turismo.</text:p>
      <text:p text:style-name="P2"/>
      <text:p text:style-name="P15">Comissão de vendedores (RN07)</text:p>
      <text:p text:style-name="P2">Um vendedor receberá de comissão 10% do valor do pacote contratado.</text:p>
      <text:p text:style-name="P2"/>
      <text:p text:style-name="P15">Cancelamento de viagem (RN08)</text:p>
      <text:p text:style-name="P2">O cancelamento de uma viagem só pode ser realizado por um funcionário do setor de vendas da agência de turismo.</text:p>
      <text:p text:style-name="P2"/>
      <text:p text:style-name="P15">Prazo para cancelamento de viagem (RN09)</text:p>
      <text:p text:style-name="P2">O cliente deve realizar o cancelamento da viagem no mínimo 5 dias antes da data de ida. Caso contrário, receberá uma multa.</text:p>
      <text:p text:style-name="P2"/>
      <text:p text:style-name="P15">Compra de múltiplos pacotes (RN10)</text:p>
      <text:p text:style-name="P2">Um cliente só pode comprar múltiplos pacotes caso não haja conflitos de datas.</text:p>
      <text:p text:style-name="P2"/>
      <text:p text:style-name="P15">Convênio com companhia aérea (RN11)</text:p>
      <text:p text:style-name="P2">Uma companhia aérea só poderá ser conveniada se seguir as normas da agência reguladora dos países em que a agência de turismo opera.</text:p>
      <text:p text:style-name="P2"/>
      <text:p text:style-name="P15">Convênio com hotel (RN12)</text:p>
      <text:p text:style-name="P2">Um hotel só poderá ser conveniado se seguir as normas regulamentadoras do local onde se encontra, devendo estar com todos os documentos e alvarás em dia.</text:p>
      <text:p text:style-name="P2"/>
      <text:p text:style-name="P15">Comprovação de renda (RN13)</text:p>
      <text:p text:style-name="P2">Para contratar qualquer serviço da agência, o cliente deve apresentar comprovação de renda.</text:p>
      <text:p text:style-name="P2"/>
      <text:p text:style-name="P15">Cadastro de novo destino (RN14)</text:p>
      <text:p text:style-name="P2">Um novo destino de viagem só pode ser cadastrado pelo gerente da agência filial com <text:soft-page-break/>autorização da Diretoria Operacional da empresa de turismo.</text:p>
      <text:p text:style-name="P2"/>
      <text:p text:style-name="P15">Contrato mínimo de pacote (RN15)</text:p>
      <text:p text:style-name="P2">Um pacote deve incluir pelo menos as passagens de ida e volta entre a origem e os destinos e as reservas em hotéis ou pousadas.</text:p>
      <text:p text:style-name="P2"/>
      <text:p text:style-name="P15">Destino inválido (RN16)</text:p>
      <text:p text:style-name="P2">Só é possível comprar pacotes com destinos contemplados pela agência de turismo.</text:p>
      <text:p text:style-name="P2"/>
      <text:p text:style-name="P32">Documentação do MCU</text:p>
      <text:p text:style-name="P2">Atores: </text:p>
      <text:list xml:id="list2020156637" text:style-name="WWNum10">
        <text:list-item>
          <text:p text:style-name="P44">Vendedor</text:p>
        </text:list-item>
        <text:list-item>
          <text:p text:style-name="P44">Gerente de vendas</text:p>
        </text:list-item>
        <text:list-item>
          <text:p text:style-name="P44">Departamento de Recursos Humanos (DRH)</text:p>
        </text:list-item>
        <text:list-item>
          <text:p text:style-name="P44">Departamento Financeiro </text:p>
        </text:list-item>
        <text:list-item>
          <text:p text:style-name="P44">Diretoria Operacional</text:p>
        </text:list-item>
        <text:list-item>
          <text:p text:style-name="P44">Sistema de companhia aérea</text:p>
        </text:list-item>
        <text:list-item>
          <text:p text:style-name="P44">Sistema de empresa de cruzeiro</text:p>
        </text:list-item>
        <text:list-item>
          <text:p text:style-name="P45">Sistema de empresa de transporte ferroviário</text:p>
        </text:list-item>
        <text:list-item>
          <text:p text:style-name="P45">Sistema de empresa de ônibus</text:p>
        </text:list-item>
        <text:list-item>
          <text:p text:style-name="P46">Sistema de hotel</text:p>
        </text:list-item>
        <text:list-item>
          <text:p text:style-name="P44">Sistema de empresa de traslado</text:p>
        </text:list-item>
        <text:list-item>
          <text:p text:style-name="P47">Sistema de empresa de passeio</text:p>
        </text:list-item>
        <text:list-item>
          <text:p text:style-name="P48">Sistema de aluguel de carro</text:p>
        </text:list-item>
        <text:list-item>
          <text:p text:style-name="P49">Tempo</text:p>
        </text:list-item>
      </text:list>
      <text:p text:style-name="P2"/>
      <text:p text:style-name="P2">Casos de uso:</text:p>
      <text:list xml:id="list3672053034" text:style-name="WWNum4">
        <text:list-item>
          <text:p text:style-name="P50">Gerenciamento de vendas</text:p>
          <text:list>
            <text:list-item>
              <text:p text:style-name="P51">Comprar pacote (<text:span text:style-name="T24">CSU</text:span><text:span text:style-name="T23">xx</text:span>)</text:p>
            </text:list-item>
            <text:list-item>
              <text:p text:style-name="P51"><text:bookmark-start text:name="__DdeLink__2120_148381328"/>Comprar <text:span text:style-name="T26">passagem</text:span> (<text:span text:style-name="T24">CSU</text:span><text:span text:style-name="T23">xx</text:span>)</text:p>
            </text:list-item>
            <text:list-item>
              <text:p text:style-name="P51">Comprar passagem de <text:span text:style-name="T21">cruzeiro</text:span> (<text:span text:style-name="T24">CSU</text:span><text:span text:style-name="T23">xx</text:span>)</text:p>
            </text:list-item>
            <text:list-item>
              <text:p text:style-name="P51">Comprar passagem de trem (<text:span text:style-name="T24">CSU</text:span><text:span text:style-name="T23">xx</text:span>)</text:p>
            </text:list-item>
            <text:list-item>
              <text:p text:style-name="P51">Comprar passagem aérea (<text:span text:style-name="T24">CSU</text:span><text:span text:style-name="T23">xx</text:span>)</text:p>
            </text:list-item>
            <text:list-item>
              <text:p text:style-name="P51">Comprar passagem de ônibus (<text:span text:style-name="T24">CSU</text:span><text:span text:style-name="T23">xx</text:span>)<text:bookmark-end text:name="__DdeLink__2120_148381328"/></text:p>
            </text:list-item>
            <text:list-item>
              <text:p text:style-name="P51"><text:span text:style-name="T27">Cancelar</text:span> <text:span text:style-name="T26">passagem</text:span> (<text:span text:style-name="T24">CSU</text:span><text:span text:style-name="T23">xx</text:span>)</text:p>
            </text:list-item>
            <text:list-item>
              <text:p text:style-name="P51"><text:span text:style-name="T27">Cancelar</text:span> passagem de <text:span text:style-name="T21">cruzeiro</text:span> (<text:span text:style-name="T24">CSU</text:span><text:span text:style-name="T23">xx</text:span>)</text:p>
            </text:list-item>
            <text:list-item>
              <text:p text:style-name="P51"><text:span text:style-name="T27">Cancelar</text:span> passagem de trem (<text:span text:style-name="T24">CSU</text:span><text:span text:style-name="T23">xx</text:span>)</text:p>
            </text:list-item>
            <text:list-item>
              <text:p text:style-name="P51"><text:span text:style-name="T27">Cancelar</text:span> passagem aérea (<text:span text:style-name="T24">CSU</text:span><text:span text:style-name="T23">xx</text:span>)</text:p>
            </text:list-item>
            <text:list-item>
              <text:p text:style-name="P51"><text:span text:style-name="T27">Cancelar</text:span> passagem de ônibus (<text:span text:style-name="T24">CSU</text:span><text:span text:style-name="T23">xx</text:span>)</text:p>
            </text:list-item>
            <text:list-item>
              <text:p text:style-name="P51"><text:span text:style-name="T28">Consultar</text:span> <text:span text:style-name="T26">passagem</text:span> (<text:span text:style-name="T24">CSU</text:span><text:span text:style-name="T23">xx</text:span>)</text:p>
            </text:list-item>
            <text:list-item>
              <text:p text:style-name="P51"><text:span text:style-name="T28">Consultar</text:span> passagem de <text:span text:style-name="T21">cruzeiro</text:span> (<text:span text:style-name="T24">CSU</text:span><text:span text:style-name="T23">xx</text:span>)</text:p>
            </text:list-item>
            <text:list-item>
              <text:p text:style-name="P51"><text:span text:style-name="T28">Consultar</text:span> passagem de trem (<text:span text:style-name="T24">CSU</text:span><text:span text:style-name="T23">xx</text:span>)</text:p>
            </text:list-item>
            <text:list-item>
              <text:p text:style-name="P51"><text:span text:style-name="T28">Consultar</text:span> passagem aérea (<text:span text:style-name="T24">CSU</text:span><text:span text:style-name="T23">xx</text:span>)</text:p>
            </text:list-item>
            <text:list-item>
              <text:p text:style-name="P103"><text:span text:style-name="T3">Consultar</text:span><text:span text:style-name="T1"> passagem de ônibus (</text:span><text:span text:style-name="T4">CSU</text:span><text:span text:style-name="T5">xx</text:span><text:span text:style-name="T1">)</text:span></text:p>
            </text:list-item>
            <text:list-item>
              <text:p text:style-name="P51"><text:span text:style-name="T20">Cancelar</text:span> reserva de hotel (<text:span text:style-name="T24">CSU</text:span><text:span text:style-name="T23">xx</text:span>)</text:p>
            </text:list-item>
            <text:list-item>
              <text:p text:style-name="P51">Fazer reserva de hotel (<text:span text:style-name="T24">CSU</text:span><text:span text:style-name="T23">xx</text:span>)</text:p>
            </text:list-item>
            <text:list-item>
              <text:p text:style-name="P51">Cancelar <text:span text:style-name="T22">traslado</text:span> (<text:span text:style-name="T24">CSU</text:span><text:span text:style-name="T23">xx</text:span>)</text:p>
            </text:list-item>
            <text:list-item>
              <text:p text:style-name="P51"><text:soft-page-break/><text:span text:style-name="T22">Contratar traslado</text:span> (<text:span text:style-name="T24">CSU</text:span><text:span text:style-name="T23">xx</text:span>)</text:p>
            </text:list-item>
            <text:list-item>
              <text:p text:style-name="P51"><text:span text:style-name="T25">Cancelar </text:span>passeio turístico (<text:span text:style-name="T24">CSU</text:span><text:span text:style-name="T23">xx</text:span>)</text:p>
            </text:list-item>
            <text:list-item>
              <text:p text:style-name="P51">Agendar passeio turístico (<text:span text:style-name="T24">CSU</text:span><text:span text:style-name="T23">xx</text:span>)</text:p>
            </text:list-item>
            <text:list-item>
              <text:p text:style-name="P56"><text:span text:style-name="T20">Cancelar</text:span> aluguel (CSU<text:span text:style-name="T23">xx</text:span>)</text:p>
            </text:list-item>
            <text:list-item>
              <text:p text:style-name="P51">Alugar carro (<text:span text:style-name="T24">CSU</text:span><text:span text:style-name="T23">xx</text:span><text:span text:style-name="T31">)</text:span></text:p>
            </text:list-item>
            <text:list-item>
              <text:p text:style-name="P52">Consultar viagem (CSU<text:span text:style-name="T23">xx</text:span>)</text:p>
            </text:list-item>
            <text:list-item>
              <text:p text:style-name="P52">Cancelar pacote (CSU<text:span text:style-name="T23">xx</text:span>)</text:p>
            </text:list-item>
            <text:list-item>
              <text:p text:style-name="P52"><text:span text:style-name="T29">Consultar hotel (CSU</text:span><text:span text:style-name="T23">xx</text:span><text:span text:style-name="T29">)</text:span></text:p>
            </text:list-item>
            <text:list-item>
              <text:p text:style-name="P53"><text:span text:style-name="T30">Manter</text:span> cliente (<text:span text:style-name="T29">CSU</text:span><text:span text:style-name="T23">xx</text:span>)</text:p>
            </text:list-item>
            <text:list-item>
              <text:p text:style-name="P54">Gerar relatório de vendas (CSU<text:span text:style-name="T23">xx</text:span>)</text:p>
            </text:list-item>
            <text:list-item>
              <text:p text:style-name="P54">Gerar relatório de viagem (CSU<text:span text:style-name="T23">xx</text:span>)</text:p>
            </text:list-item>
            <text:list-item>
              <text:p text:style-name="P54">Gerar relatório de vendedores (CSU<text:span text:style-name="T23">xx</text:span>)</text:p>
            </text:list-item>
            <text:list-item>
              <text:p text:style-name="P55">Enviar notificação ao cliente (CSU<text:span text:style-name="T23">xx</text:span>)</text:p>
            </text:list-item>
            <text:list-item>
              <text:p text:style-name="P71">Trocar moeda (CSU<text:span text:style-name="T23">xx</text:span>)</text:p>
            </text:list-item>
            <text:list-item>
              <text:p text:style-name="P72"><text:span text:style-name="T59">Contratar</text:span> <text:span text:style-name="T59">seguro</text:span> (<text:span text:style-name="T24">CSU</text:span><text:span text:style-name="T23">xx</text:span>)</text:p>
            </text:list-item>
            <text:list-item>
              <text:p text:style-name="P71"><text:span text:style-name="T28">Consultar</text:span> parque temático (<text:span text:style-name="T24">CSU</text:span><text:span text:style-name="T23">xx</text:span>)</text:p>
            </text:list-item>
            <text:list-item>
              <text:p text:style-name="P73"><text:span text:style-name="T59">Contratar</text:span> <text:span text:style-name="T60">serviço de taxi</text:span> (<text:span text:style-name="T24">CSU</text:span><text:span text:style-name="T23">xx</text:span>)</text:p>
            </text:list-item>
            <text:list-item>
              <text:p text:style-name="P74"><text:span text:style-name="T28">Co</text:span><text:span text:style-name="T55">mprar ingresso</text:span> <text:span text:style-name="T61">em </text:span>parque temático (<text:span text:style-name="T24">CSU</text:span><text:span text:style-name="T23">xx</text:span>)</text:p>
            </text:list-item>
            <text:list-item>
              <text:p text:style-name="P75"><text:span text:style-name="T57">Comprar bilhete</text:span> transporte público <text:span text:style-name="T54">(</text:span><text:span text:style-name="T24">CSU</text:span><text:span text:style-name="T23">xx</text:span><text:span text:style-name="T54">)</text:span></text:p>
            </text:list-item>
          </text:list>
        </text:list-item>
      </text:list>
      <text:p text:style-name="P78"/>
      <text:list xml:id="list2303454367" text:style-name="WWNum1">
        <text:list-item>
          <text:p text:style-name="P57">Gerenciamento financeiro</text:p>
          <text:list>
            <text:list-item>
              <text:p text:style-name="P58">Consultar quantidade de vendas por período de tempo (CSU<text:span text:style-name="T23">xx</text:span>)</text:p>
            </text:list-item>
            <text:list-item>
              <text:p text:style-name="P58">Consultar funcionários (CSU<text:span text:style-name="T23">xx</text:span>)</text:p>
            </text:list-item>
            <text:list-item>
              <text:p text:style-name="P58">Consultar contratos (CSU<text:span text:style-name="T23">xx</text:span>)</text:p>
            </text:list-item>
            <text:list-item>
              <text:p text:style-name="P58">Consultar gastos (CSU<text:span text:style-name="T23">xx</text:span>)</text:p>
            </text:list-item>
            <text:list-item>
              <text:p text:style-name="P58">Gerar relatórios financeiros (CSU<text:span text:style-name="T23">xx</text:span>)</text:p>
            </text:list-item>
            <text:list-item>
              <text:p text:style-name="P59">Registrar orçamento (<text:bookmark-start text:name="__DdeLink__1649_148381328"/>CSU<text:span text:style-name="T23">xx</text:span><text:bookmark-end text:name="__DdeLink__1649_148381328"/>)</text:p>
            </text:list-item>
          </text:list>
        </text:list-item>
      </text:list>
      <text:p text:style-name="P2"/>
      <text:list xml:id="list85928252794785" text:continue-numbering="true" text:style-name="WWNum1">
        <text:list-item>
          <text:p text:style-name="P57">Gerenciamento de RH</text:p>
          <text:list>
            <text:list-item>
              <text:p text:style-name="P60">Manter funcionário (<text:span text:style-name="T24">CSU</text:span><text:span text:style-name="T23">xx</text:span>)</text:p>
            </text:list-item>
            <text:list-item>
              <text:p text:style-name="P61">Calcular benefícios (CSU<text:span text:style-name="T23">xx</text:span>)</text:p>
            </text:list-item>
            <text:list-item>
              <text:p text:style-name="P61">Gerar relatório salarial (CSU<text:span text:style-name="T23">xx</text:span>)</text:p>
            </text:list-item>
          </text:list>
        </text:list-item>
      </text:list>
      <text:p text:style-name="P6"/>
      <text:list xml:id="list85929425420845" text:continue-numbering="true" text:style-name="WWNum1">
        <text:list-item>
          <text:p text:style-name="P57">Gerenciamento operacional </text:p>
          <text:list>
            <text:list-item>
              <text:p text:style-name="P61">Manter convênio (CSU<text:span text:style-name="T23">xx</text:span>)</text:p>
            </text:list-item>
            <text:list-item>
              <text:p text:style-name="P62">Manter destino de viagem (CSU<text:span text:style-name="T23">xx</text:span>)</text:p>
            </text:list-item>
          </text:list>
        </text:list-item>
      </text:list>
      <text:p text:style-name="P2"/>
      <text:p text:style-name="P2"/>
      <text:p text:style-name="P38"/>
      <text:p text:style-name="P34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Comprar pacote (CSU<text:span text:style-name="T32">xx</text:span>)</text:p>
      <text:p text:style-name="P14"/>
      <text:p text:style-name="P2"><draw:custom-shape text:anchor-type="paragraph" draw:z-index="0" draw:name="Shape 1" draw:style-name="gr8" draw:text-style-name="P108" svg:width="17.675cm" svg:height="18.463cm" svg:x="-0.397cm" svg:y="-0.026cm"><text:p/><draw:enhanced-geometry svg:viewBox="0 0 21600 21600" draw:type="rectangle" draw:enhanced-path="M 0 0 L 21600 0 21600 21600 0 21600 0 0 Z N"/></draw:custom-shape></text:p>
      <text:p text:style-name="P29"><text:span text:style-name="T6">Sumário</text:span><text:span text:style-name="T1">: </text:span><text:bookmark-start text:name="__DdeLink__1462_972690869"/><text:span text:style-name="T1">O vendedor realiza a compra do pacote solicitado pelo cliente.</text:span><text:bookmark-end text:name="__DdeLink__1462_972690869"/></text:p>
      <text:p text:style-name="P2"/>
      <text:p text:style-name="P29"><text:span text:style-name="T6">Ator Primário</text:span><text:span text:style-name="T1">: </text:span><text:bookmark-start text:name="__DdeLink__1465_972690869"/><text:span text:style-name="T1">Vendedor</text:span><text:bookmark-end text:name="__DdeLink__1465_972690869"/><text:span text:style-name="T1"> </text:span></text:p>
      <text:p text:style-name="P2"><text:s/></text:p>
      <text:p text:style-name="P29"><text:span text:style-name="T6">Precondições</text:span><text:span text:style-name="T1">: </text:span><text:bookmark-start text:name="__DdeLink__1469_972690869"/><text:span text:style-name="T1">O vendedor está identificado pelo sistema.</text:span><text:bookmark-end text:name="__DdeLink__1469_972690869"/></text:p>
      <text:p text:style-name="P2"/>
      <text:p text:style-name="P14">Fluxo Principal</text:p>
      <text:list xml:id="list3324399947" text:style-name="WWNum2">
        <text:list-item>
          <text:p text:style-name="P63">O vendedor solicita a compra de uma viagem.</text:p>
        </text:list-item>
        <text:list-item>
          <text:p text:style-name="P63">O sistema requisita a identificação do cliente.</text:p>
        </text:list-item>
        <text:list-item>
          <text:p text:style-name="P63">O sistema procura o cliente.</text:p>
        </text:list-item>
        <text:list-item>
          <text:p text:style-name="P63">O sistema requisita o local de origem.</text:p>
        </text:list-item>
        <text:list-item>
          <text:p text:style-name="P63">O vendedor insere o local de origem.</text:p>
        </text:list-item>
        <text:list-item>
          <text:p text:style-name="P63">O sistema requisita os locais de destino.</text:p>
        </text:list-item>
        <text:list-item>
          <text:p text:style-name="P63">O vendedor insere os locais de destino.</text:p>
        </text:list-item>
        <text:list-item>
          <text:p text:style-name="P63">O sistema fornece planos de itinerário de viagem passando pelos destinos de interesse.</text:p>
        </text:list-item>
        <text:list-item>
          <text:p text:style-name="P63">O vendedor seleciona um itinerário.</text:p>
        </text:list-item>
        <text:list-item>
          <text:p text:style-name="P63">O sistema fornece pacotes de viagem .</text:p>
        </text:list-item>
        <text:list-item>
          <text:p text:style-name="P63">O vendedor escolhe um pacote.</text:p>
        </text:list-item>
        <text:list-item>
          <text:p text:style-name="P63">O sistema informa o valor do pacote.</text:p>
        </text:list-item>
        <text:list-item>
          <text:p text:style-name="P63">O vendedor confirma a compra.</text:p>
        </text:list-item>
        <text:list-item>
          <text:p text:style-name="P64">O sistema gera a fatura</text:p>
        </text:list-item>
        <text:list-item>
          <text:p text:style-name="P64">O sistema envia a fatura ao cliente</text:p>
        </text:list-item>
      </text:list>
      <text:p text:style-name="P1"/>
      <text:p text:style-name="Standard"><text:span text:style-name="T6">Fluxo de exceção (8): </text:span><text:span text:style-name="T1">Violação de </text:span><text:span text:style-name="T8">RN16</text:span></text:p>
      <text:list xml:id="list3062016493" text:style-name="WWNum5">
        <text:list-item>
          <text:p text:style-name="P65">Vendedor selecionou destinos não contemplados pela agência.</text:p>
        </text:list-item>
      </text:list>
      <text:list xml:id="list3746898100" text:style-name="WWNum9">
        <text:list-item>
          <text:p text:style-name="P66">Sistema informa os destinos inválidos e o caso de uso retorna ao passo 7.</text:p>
        </text:list-item>
      </text:list>
      <text:p text:style-name="P2"/>
      <text:p text:style-name="P29"><text:span text:style-name="T6">Pós-condições</text:span><text:span text:style-name="T1">: </text:span><text:bookmark-start text:name="__DdeLink__1477_972690869"/><text:span text:style-name="T1">A compra foi registrada no sistema.</text:span><text:bookmark-end text:name="__DdeLink__1477_972690869"/></text:p>
      <text:p text:style-name="P2"/>
      <text:p text:style-name="P29"><text:span text:style-name="T6">Regras de Negócio</text:span><text:span text:style-name="T1">: </text:span><text:span text:style-name="T8">RN04</text:span><text:span text:style-name="T1">, </text:span><text:span text:style-name="T8">RN16</text:span><text:span text:style-name="T1">.</text:span></text:p>
      <text:p text:style-name="P2"/>
      <text:p text:style-name="P2"/>
      <text:p text:style-name="P2"/>
      <text:p text:style-name="P107"><text:span text:style-name="T10"/></text:p>
      <text:p text:style-name="P107"><text:span text:style-name="T10"/></text:p>
      <text:p text:style-name="P107"><text:span text:style-name="T10"/></text:p>
      <text:p text:style-name="P107"><text:span text:style-name="T10"/></text:p>
      <text:p text:style-name="P107"><text:span text:style-name="T10"/></text:p>
      <text:p text:style-name="P107"><text:span text:style-name="T10"/></text:p>
      <text:p text:style-name="P107"><text:span text:style-name="T10"/></text:p>
      <text:p text:style-name="P107"><text:span text:style-name="T10"/></text:p>
      <text:p text:style-name="P107"><text:span text:style-name="T10"/></text:p>
      <text:p text:style-name="P107"><text:soft-page-break/><text:span text:style-name="T10">Gerar relatório de vendas (CSU</text:span><text:span text:style-name="T16">xx</text:span><text:span text:style-name="T10">)</text:span></text:p>
      <text:p text:style-name="P14"/>
      <text:p text:style-name="P14"><draw:custom-shape text:anchor-type="paragraph" draw:z-index="1" draw:name="Shape 2" draw:style-name="gr7" draw:text-style-name="P108" svg:width="17.569cm" svg:height="10.621cm" svg:x="-0.45cm" svg:y="0.039cm"><text:p/><draw:enhanced-geometry svg:viewBox="0 0 21600 21600" draw:type="rectangle" draw:enhanced-path="M 0 0 L 21600 0 21600 21600 0 21600 0 0 Z N"/></draw:custom-shape></text:p>
      <text:p text:style-name="P29"><text:span text:style-name="T6">Sumário</text:span><text:span text:style-name="T1">: O vendedor realiza a compra do pacote solicitado pelo cliente.</text:span></text:p>
      <text:p text:style-name="P2"/>
      <text:p text:style-name="P29"><text:span text:style-name="T6">Ator Primário</text:span><text:span text:style-name="T1">: Gerente de Vendas </text:span></text:p>
      <text:p text:style-name="P2"><text:s/></text:p>
      <text:p text:style-name="P29"><text:span text:style-name="T6">Precondições</text:span><text:span text:style-name="T1">: O gerente de vendas está identificado pelo sistema.</text:span></text:p>
      <text:p text:style-name="P2"/>
      <text:p text:style-name="P14">Fluxo Principal</text:p>
      <text:list xml:id="list762607140" text:style-name="WWNum3">
        <text:list-item>
          <text:p text:style-name="P67">O gerente de vendas solicita o relatório de vendas.</text:p>
        </text:list-item>
        <text:list-item>
          <text:p text:style-name="P67">O sistema requisita a agência de turismo desejada.</text:p>
        </text:list-item>
        <text:list-item>
          <text:p text:style-name="P67">O vendedor informa a agência desejada.</text:p>
        </text:list-item>
        <text:list-item>
          <text:p text:style-name="P67">O sistema requisita o período de referência.</text:p>
        </text:list-item>
        <text:list-item>
          <text:p text:style-name="P67">O vendedor informa o período de referência.</text:p>
        </text:list-item>
        <text:list-item>
          <text:p text:style-name="P67">O sistema gera o relatório para o período requisitado contendo a quantidade de vendas realizadas, o valor total em dinheiro oriundo das vendas, o valor de cada venda, o vendedor responsável por cada venda e o caso de uso termina.</text:p>
        </text:list-item>
      </text:list>
      <text:p text:style-name="P15"/>
      <text:p text:style-name="P2"><text:span text:style-name="T11">Regras de Negócio:</text:span> N/A</text:p>
      <text:p text:style-name="P2"/>
      <text:p text:style-name="P4"/>
      <text:p text:style-name="P2"/>
      <text:p text:style-name="P37"/>
      <text:p text:style-name="P39">Consultar contratos (CSU<text:span text:style-name="T32">xx</text:span>)</text:p>
      <text:p text:style-name="P8"><draw:custom-shape text:anchor-type="paragraph" draw:z-index="2" draw:name="Shape 3" draw:style-name="gr6" draw:text-style-name="P108" svg:width="17.172cm" svg:height="7.942cm" svg:x="-0.238cm" svg:y="0.309cm"><text:p/><draw:enhanced-geometry svg:viewBox="0 0 21600 21600" draw:type="rectangle" draw:enhanced-path="M 0 0 L 21600 0 21600 21600 0 21600 0 0 Z N"/></draw:custom-shape></text:p>
      <text:p text:style-name="P40"><text:span text:style-name="T6">Sumário</text:span><text:span text:style-name="T1">: O departamento financeiro realiza a consulta dos contratos da empresa.</text:span></text:p>
      <text:p text:style-name="P8"/>
      <text:p text:style-name="P40"><text:span text:style-name="T6">Ator Primário</text:span><text:span text:style-name="T1">: Departamento financeiro</text:span></text:p>
      <text:p text:style-name="P17"/>
      <text:p text:style-name="P17">Fluxo Principal</text:p>
      <text:list xml:id="list85929825462525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1">O departamento financeiro solicita a consulta de contratos.</text:p>
                                </text:list-item>
                                <text:list-item>
                                  <text:p text:style-name="P81">O sistema fornece uma lista com as agências de turismo.</text:p>
                                </text:list-item>
                                <text:list-item>
                                  <text:p text:style-name="P81">O departamento financeiro informa a agência desejada.</text:p>
                                </text:list-item>
                                <text:list-item>
                                  <text:p text:style-name="P81">O sistema apresenta uma lista de contratos.</text:p>
                                </text:list-item>
                                <text:list-item>
                                  <text:p text:style-name="P81">O departamento financeiro seleciona um contrato.</text:p>
                                </text:list-item>
                                <text:list-item>
                                  <text:p text:style-name="P81">O sistema fornece o contrato desejado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24"><text:span text:style-name="T11">Regras de Negócio:</text:span> N/A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6"><text:soft-page-break/>*Gerar fatura (CSU<text:span text:style-name="T32">xx</text:span>)</text:p>
      <text:p text:style-name="P34"/>
      <text:p text:style-name="P14"><draw:custom-shape text:anchor-type="paragraph" draw:z-index="3" draw:name="Shape 4" draw:style-name="gr5" draw:text-style-name="P108" svg:width="18.231cm" svg:height="19.352cm" svg:x="-0.688cm" svg:y="0.064cm"><text:p/><draw:enhanced-geometry svg:viewBox="0 0 21600 21600" draw:mirror-horizontal="false" draw:mirror-vertical="false" draw:type="rectangle" draw:enhanced-path="M 0 0 L 21600 0 21600 21600 0 21600 0 0 Z N"/></draw:custom-shape></text:p>
      <text:p text:style-name="P29"><text:span text:style-name="T6">Sumário</text:span><text:span text:style-name="T1">: O sistema gera a fatura do cliente.</text:span></text:p>
      <text:p text:style-name="P2"/>
      <text:p text:style-name="P29"><text:span text:style-name="T6">Ator Primário</text:span><text:span text:style-name="T1">: Vendedor</text:span></text:p>
      <text:p text:style-name="P29"/>
      <text:p text:style-name="P41"><text:span text:style-name="T6">Ator </text:span><text:span text:style-name="T7">Secundário</text:span><text:span text:style-name="T1">: </text:span><text:span text:style-name="T2">Departamento Financeiro</text:span></text:p>
      <text:p text:style-name="P2"><text:s/></text:p>
      <text:p text:style-name="P29"><text:span text:style-name="T6">Precondições</text:span><text:span text:style-name="T1">: O vendedor está identificado pelo sistema.<text:tab/></text:span></text:p>
      <text:p text:style-name="P2"/>
      <text:p text:style-name="P17">Fluxo Principal</text:p>
      <text:list xml:id="list4284582494" text:style-name="L1">
        <text:list-item>
          <text:p text:style-name="P68">O vendedor solicita a geração da fatura.</text:p>
        </text:list-item>
        <text:list-item>
          <text:p text:style-name="P69">O sistema requisita a identificação do cliente.</text:p>
        </text:list-item>
        <text:list-item>
          <text:p text:style-name="P69">O vendedor informa a identificação do cliente.</text:p>
        </text:list-item>
        <text:list-item>
          <text:p text:style-name="P69">O sistema apresenta as compras de pacote registradas no nome do cliente informado.</text:p>
        </text:list-item>
        <text:list-item>
          <text:p text:style-name="P69">O vendedor seleciona o pacote desejado.</text:p>
        </text:list-item>
        <text:list-item>
          <text:p text:style-name="P69">O sistema requisita a confirmação.</text:p>
        </text:list-item>
        <text:list-item>
          <text:p text:style-name="P69">O vendedor confirma a geração da fatura.</text:p>
        </text:list-item>
        <text:list-item>
          <text:p text:style-name="P69">O sistema gera a fatura da compra e o caso de uso termina.</text:p>
        </text:list-item>
      </text:list>
      <text:p text:style-name="P4"/>
      <text:p text:style-name="P30"><text:span text:style-name="T6">Fluxo Alternativo (7): </text:span><text:span text:style-name="T9">Vendedor não confirma geração da fatura</text:span></text:p>
      <text:list xml:id="list97328744" text:style-name="L2">
        <text:list-item>
          <text:p text:style-name="P84">Caso de uso retorna ao passo 4.</text:p>
        </text:list-item>
        <text:list-item>
          <text:p text:style-name="P84">Se o vendedor selecionar algum pacote, o caso de uso continua a partir do passo 6.</text:p>
        </text:list-item>
        <text:list-item>
          <text:p text:style-name="P84">Se o vendedor não selecionar um pacote, o caso de uso encerra.</text:p>
        </text:list-item>
      </text:list>
      <text:p text:style-name="P2"><text:tab/></text:p>
      <text:p text:style-name="P30"><text:span text:style-name="T6">Fluxo de Exceção (4): </text:span><text:span text:style-name="T9">Cliente não encontrado</text:span></text:p>
      <text:list xml:id="list657796686" text:style-name="L3">
        <text:list-item>
          <text:p text:style-name="P85">O vendedor não fornece dados do cliente ou fornece dados que não pertencem a algum cliente cadastrado.</text:p>
        </text:list-item>
        <text:list-item>
          <text:p text:style-name="P85">O sistema reporta o fato e solicita novos valores.</text:p>
        </text:list-item>
        <text:list-item>
          <text:p text:style-name="P85">O vendedor corrige os valores e o caso de uso prossegue a partir do passo 4.</text:p>
        </text:list-item>
      </text:list>
      <text:p text:style-name="P27"/>
      <text:p text:style-name="P28"><text:span text:style-name="T10">Pós-condições</text:span>: <text:span text:style-name="T19">O departamento financeiro é notificado da geração da fatura</text:span>.</text:p>
      <text:p text:style-name="P5"/>
      <text:p text:style-name="P18">Regras de Negócio: N/A</text:p>
      <text:p text:style-name="P14"/>
      <text:p text:style-name="P14"/>
      <text:p text:style-name="P14"/>
      <text:p text:style-name="P14"/>
      <text:p text:style-name="P14"/>
      <text:p text:style-name="P34"/>
      <text:p text:style-name="P34"/>
      <text:p text:style-name="P34"/>
      <text:p text:style-name="P34"/>
      <text:p text:style-name="P34"/>
      <text:p text:style-name="P36"><text:soft-page-break/>Manter funcionário (CSU<text:span text:style-name="T32">xx</text:span>)</text:p>
      <text:p text:style-name="P7"><draw:custom-shape text:anchor-type="paragraph" draw:z-index="4" draw:name="Shape 5" draw:style-name="gr4" draw:text-style-name="P109" svg:width="18.365cm" svg:height="25.136cm" svg:x="-0.423cm" svg:y="0.34cm"><text:p/><draw:enhanced-geometry svg:viewBox="0 0 21600 21600" draw:type="rectangle" draw:enhanced-path="M 0 0 L 21600 0 21600 21600 0 21600 0 0 Z N"/></draw:custom-shape></text:p>
      <text:p text:style-name="P29"><text:span text:style-name="T6">Sumário</text:span><text:span text:style-name="T1">: O DRH realiza o cadastro (inclusão, remoção, alteração e consulta) dos dados sobre funcionários.</text:span></text:p>
      <text:p text:style-name="P2"/>
      <text:p text:style-name="P29"><text:span text:style-name="T6">Ator Primário</text:span><text:span text:style-name="T1">: DRH </text:span></text:p>
      <text:p text:style-name="P2"/>
      <text:p text:style-name="P14">Fluxo Principal</text:p>
      <text:list xml:id="list3065680558" text:style-name="L4">
        <text:list-item>
          <text:p text:style-name="P90">DRH requisita a manutenção de funcionários.</text:p>
        </text:list-item>
        <text:list-item>
          <text:p text:style-name="P90">O sistema apresenta as operações que podem ser realizadas: a inclusão de <text:s text:c="2"/><text:tab/>um novo funcionário, a alteração dos dados de um funcionário, a exclusão de <text:tab/>um funcionário e a consulta de funcionários.</text:p>
        </text:list-item>
        <text:list-item>
          <text:p text:style-name="P90">O DRH indica a opção a realizar ou opta por finalizar o caso de uso.</text:p>
        </text:list-item>
        <text:list-item>
          <text:p text:style-name="P91">O DRH seleciona o operação desejada: Inclusão, Exclusão, Alteração ou Consulta.</text:p>
        </text:list-item>
        <text:list-item>
          <text:p text:style-name="P91">Se o DRH deseja continuar com a manutenção, o caso de uso retorna ao passo 2; caso contrário, o caso de uso termina.</text:p>
        </text:list-item>
      </text:list>
      <text:p text:style-name="P22"/>
      <text:p text:style-name="P29"><text:span text:style-name="T6">Fluxo alternativo (4): </text:span><text:span text:style-name="T9">Inclusão</text:span></text:p>
      <text:list xml:id="list2100037602" text:style-name="L5">
        <text:list-item>
          <text:p text:style-name="P86">DRH requisita a inclusão de um funcionário.</text:p>
        </text:list-item>
        <text:list-item>
          <text:p text:style-name="P86">O sistema apresenta um formulário em branco para que os dados do funcionário (nome, data de nascimento, documento de identificação, cargo, salario, setor) sejam incluídos.</text:p>
        </text:list-item>
        <text:list-item>
          <text:p text:style-name="P86">O sistema verifica a validade dos dados, Se os dados forem válidos, inclui o novo funcionário; caso contrário, o sistema reporta o fato, solicita novos dados e repete a verificação.</text:p>
        </text:list-item>
      </text:list>
      <text:list xml:id="list85929117166865" text:continue-list="list85929825462525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92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><text:span text:style-name="T6">Fluxo alternativo (4): </text:span><text:span text:style-name="T9">Remoção</text:span></text:p>
      <text:list xml:id="list1392234652" text:style-name="L6">
        <text:list-item>
          <text:p text:style-name="P87">DRH seleciona um funcionário e requisita que o sistema a remova.</text:p>
        </text:list-item>
        <text:list-item>
          <text:p text:style-name="P87">O sistema realiza a remoção do funcionário.</text:p>
        </text:list-item>
      </text:list>
      <text:p text:style-name="P20"/>
      <text:p text:style-name="P29"><text:span text:style-name="T6">Fluxo alternativo (4): </text:span><text:span text:style-name="T9">Alteração</text:span></text:p>
      <text:list xml:id="list2094326049" text:style-name="L7">
        <text:list-item>
          <text:p text:style-name="P88">O DRH altera um ou mais dados de um funcionário e requisita sua atualização.</text:p>
        </text:list-item>
        <text:list-item>
          <text:p text:style-name="P88">O sistema verifica a validade dos dados e, se eles forem válidos, altera os dados na lista de funcionários da agência de turismo.</text:p>
        </text:list-item>
      </text:list>
      <text:list xml:id="list3113258535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70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><text:span text:style-name="T6">Fluxo alternativo (4): </text:span><text:span text:style-name="T9">Consulta</text:span></text:p>
      <text:list xml:id="list8458138" text:style-name="L8">
        <text:list-item>
          <text:p text:style-name="P89">O DRH solicita a realização de uma consulta sobre a lista de funcionários da agência de turismo.</text:p>
        </text:list-item>
        <text:list-item>
          <text:p text:style-name="P89">O sistema apresenta uma lista com os departamentos.</text:p>
        </text:list-item>
        <text:list-item>
          <text:p text:style-name="P89">O DRH seleciona um departamento.</text:p>
        </text:list-item>
        <text:list-item>
          <text:p text:style-name="P89">O sistema apresenta uma lista com os funcionários do departamento escolhido.</text:p>
        </text:list-item>
        <text:list-item>
          <text:p text:style-name="P89">O DRH seleciona um funcionário.</text:p>
        </text:list-item>
        <text:list-item>
          <text:p text:style-name="P89">O sistema apresenta os dados do funcionário.</text:p>
        </text:list-item>
      </text:list>
      <text:list xml:id="list85928999691757" text:continue-list="list3113258535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02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><text:span text:style-name="T6">Pós-condições</text:span><text:span text:style-name="T9">: um funcionário foi inserido ou removido, ou seus dados foram alterados.</text:span></text:p>
      <text:p text:style-name="P34"/>
      <text:p text:style-name="P36"><text:soft-page-break/>Manter destino de viagem (CSU<text:span text:style-name="T32">xx</text:span>)</text:p>
      <text:p text:style-name="P2"><draw:custom-shape text:anchor-type="paragraph" draw:z-index="5" draw:name="Shape 6" draw:style-name="gr3" draw:text-style-name="P108" svg:width="18.389cm" svg:height="25.48cm" svg:x="-0.344cm" svg:y="0.427cm"><text:p/><draw:enhanced-geometry svg:viewBox="0 0 21600 21600" draw:type="rectangle" draw:enhanced-path="M 0 0 L 21600 0 21600 21600 0 21600 0 0 Z N"/></draw:custom-shape></text:p>
      <text:p text:style-name="P29"><text:span text:style-name="T6">Sumário</text:span><text:span text:style-name="T1">: A Diretoria Operacional realiza o cadastro (inclusão, remoção, alteração e consulta) dos dados sobre destinos de viagens.</text:span></text:p>
      <text:p text:style-name="P2"/>
      <text:p text:style-name="P29"><text:span text:style-name="T6">Ator Primário</text:span><text:span text:style-name="T1">: Diretoria Operacional </text:span></text:p>
      <text:p text:style-name="P14"/>
      <text:p text:style-name="P14">Fluxo Principal</text:p>
      <text:list xml:id="list85928751300046" text:continue-list="list85929117166865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82"><text:span text:style-name="T18">1. </text:span>Diretoria Operacional requisita a manutenção de destinos de viagens.</text:p>
                                  <text:p text:style-name="P82"><text:span text:style-name="T18">2. </text:span>O sistema apresenta as operações que podem ser realizadas: a inclusão de um novo destino de viagem, a alteração dos dados de um destino de viagem, a exclusão de um destino de viagem e a consulta de destinos de viagens.</text:p>
                                  <text:p text:style-name="P82"><text:span text:style-name="T18">3. </text:span>A Diretoria Operacional indica a opção a realizar ou opta por finalizar o caso de uso.</text:p>
                                  <text:p text:style-name="P82"><text:span text:style-name="T18">4. </text:span>A Diretoria Operacional seleciona o operação desejada: Inclusão, Exclusão, Alteração ou Consulta.</text:p>
                                  <text:p text:style-name="P82"><text:span text:style-name="T18">5. </text:span>Se a Diretoria Operacional deseja continuar com a manutenção, o caso de uso retorna ao passo 2; caso contrário, o caso de uso termina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9"><text:span text:style-name="T6">Fluxo alternativo (4): </text:span><text:span text:style-name="T9">Inclusão</text:span></text:p>
      <text:list xml:id="list300191765" text:style-name="L9">
        <text:list-item>
          <text:p text:style-name="P96">Diretoria Operacional requisita a inclusão de um destino de viagem.</text:p>
        </text:list-item>
        <text:list-item>
          <text:p text:style-name="P96">O sistema apresenta um formulário em branco para que os dados do destino de viagem (nome comercial, localização geográfica, agências de turismo operadoras, hotéis relacionados, empresas de traslado relacionadas) sejam incluídos.</text:p>
        </text:list-item>
        <text:list-item>
          <text:p text:style-name="P99">O sistema verifica a validade dos dados, Se os dados forem válidos, inclui o novo destino de viagem; caso contrário, o sistema reporta o fato, solicita novos dados e repete a verificação.</text:p>
        </text:list-item>
      </text:list>
      <text:p text:style-name="P19"/>
      <text:p text:style-name="P29"><text:span text:style-name="T6">Fluxo alternativo (4): </text:span><text:span text:style-name="T9">Remoção</text:span></text:p>
      <text:list xml:id="list1138284674" text:style-name="L10">
        <text:list-item>
          <text:p text:style-name="P97">Diretoria Operacional seleciona um destino de viagem e requisita que o sistema a remova.</text:p>
        </text:list-item>
        <text:list-item>
          <text:p text:style-name="P97">O sistema realiza a remoção do destino de viagem.</text:p>
        </text:list-item>
      </text:list>
      <text:p text:style-name="P3"/>
      <text:p text:style-name="P29"><text:span text:style-name="T6">Fluxo alternativo (4): </text:span><text:span text:style-name="T9">Alteração</text:span></text:p>
      <text:list xml:id="list2216364064" text:style-name="L11">
        <text:list-item>
          <text:p text:style-name="P98">A Diretoria Operacional altera um ou mais dados de um destino de viagem e requisita sua atualização.</text:p>
        </text:list-item>
        <text:list-item>
          <text:p text:style-name="P98">O sistema verifica a validade dos dados e, se eles forem válidos, altera os dados na lista de destino de viagem da agência de turismo.</text:p>
        </text:list-item>
      </text:list>
      <text:list xml:id="list85928758137374" text:continue-list="list85928999691757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70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><text:span text:style-name="T6">Fluxo alternativo (4): </text:span><text:span text:style-name="T9">Consulta</text:span></text:p>
      <text:list xml:id="list1533692111" text:style-name="L12">
        <text:list-item>
          <text:p text:style-name="P100">A Diretoria Operacional solicita a realização de uma consulta sobre a lista de destinos de viagem.</text:p>
        </text:list-item>
        <text:list-item>
          <text:p text:style-name="P100">O sistema apresenta uma lista com os destinos de viagem.</text:p>
        </text:list-item>
        <text:list-item>
          <text:p text:style-name="P100">A Diretoria Operacional seleciona um destino. </text:p>
        </text:list-item>
        <text:list-item>
          <text:p text:style-name="P100">O sistema apresenta os dados do funcionário.</text:p>
        </text:list-item>
      </text:list>
      <text:list xml:id="list85928102415119" text:continue-list="list85928758137374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94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><text:span text:style-name="T6">Pós-condições</text:span><text:span text:style-name="T9">: um destino de viagem foi inserido ou removido, ou seus dados foram alterados.</text:span></text:p>
      <text:p text:style-name="P35"><text:soft-page-break/></text:p>
      <text:p text:style-name="P36">Comprar passagem aérea (CSU<text:span text:style-name="T32">xx</text:span>)</text:p>
      <text:p text:style-name="P2"><draw:custom-shape text:anchor-type="paragraph" draw:z-index="6" draw:name="Shape 7" draw:style-name="gr2" draw:text-style-name="P108" svg:width="17.966cm" svg:height="22.406cm" svg:x="-0.503cm" svg:y="0.27cm"><text:p/><draw:enhanced-geometry svg:viewBox="0 0 21600 21600" draw:mirror-horizontal="false" draw:mirror-vertical="false" draw:type="rectangle" draw:enhanced-path="M 0 0 L 21600 0 21600 21600 0 21600 0 0 Z N"/></draw:custom-shape></text:p>
      <text:p text:style-name="P29"><text:span text:style-name="T6">Sumário</text:span><text:span text:style-name="T1">: O vendedor realiza a compra de uma passagem aérea.</text:span></text:p>
      <text:p text:style-name="P2"/>
      <text:p text:style-name="P29"><text:span text:style-name="T6">Ator Primário</text:span><text:span text:style-name="T1">: Vendedor</text:span></text:p>
      <text:p text:style-name="P2"/>
      <text:p text:style-name="P29"><text:span text:style-name="T6">Ator Secundário</text:span><text:span text:style-name="T1">: Sistema de companhia aérea</text:span></text:p>
      <text:p text:style-name="P14"/>
      <text:p text:style-name="P14">Fluxo Principal</text:p>
      <text:list xml:id="list976715849" text:style-name="L13">
        <text:list-item>
          <text:p text:style-name="P101">O vendedor solicita a compra de uma passagem aérea.</text:p>
        </text:list-item>
        <text:list-item>
          <text:p text:style-name="P101">O sistema requisita a identificação do cliente.</text:p>
        </text:list-item>
        <text:list-item>
          <text:p text:style-name="P101">O vendedor informa a identificação do cliente.</text:p>
        </text:list-item>
        <text:list-item>
          <text:p text:style-name="P101">O sistema requisita um destino de viagem.</text:p>
        </text:list-item>
        <text:list-item>
          <text:p text:style-name="P101">O vendedor informa o destino de viagem.</text:p>
        </text:list-item>
        <text:list-item>
          <text:p text:style-name="P101">O sistema requisita datas de ida e de volta.</text:p>
        </text:list-item>
        <text:list-item>
          <text:p text:style-name="P101">O vendedor informa datas de ida e de volta.</text:p>
        </text:list-item>
        <text:list-item>
          <text:p text:style-name="P101">O sistema apresenta opções de passagem aérea de companhias conveniadas para o período desejado, informando os dados da passagem (preço, assento, companhia aérea).</text:p>
        </text:list-item>
        <text:list-item>
          <text:p text:style-name="P101">O vendedor seleciona uma passagem aérea.</text:p>
        </text:list-item>
        <text:list-item>
          <text:p text:style-name="P101">O sistema requisita ao sistema da companhia aérea a reserva da passagem.</text:p>
        </text:list-item>
        <text:list-item>
          <text:p text:style-name="P101">O sistema informa ao sistema da companhia aérea os dados do cliente.</text:p>
        </text:list-item>
        <text:list-item>
          <text:p text:style-name="P101">O sistema requisita a confirmação do vendedor.</text:p>
        </text:list-item>
        <text:list-item>
          <text:p text:style-name="P101">O vendedor confirma a compra.</text:p>
        </text:list-item>
        <text:list-item>
          <text:p text:style-name="P101">O sistema confirma a reserva no sistema da companhia aérea e o caso de uso termina. <text:s/></text:p>
        </text:list-item>
      </text:list>
      <text:p text:style-name="P22"/>
      <text:p text:style-name="P30"><text:span text:style-name="T6">Fluxo de Exceção (4): </text:span><text:span text:style-name="T9">Cliente não encontrado</text:span></text:p>
      <text:list xml:id="list1020920258" text:style-name="L14">
        <text:list-item>
          <text:p text:style-name="P95">O vendedor não fornece dados do cliente ou fornece dados que não pertencem a algum cliente cadastrado.</text:p>
        </text:list-item>
        <text:list-item>
          <text:p text:style-name="P95">O sistema reporta o fato e solicita novos valores.</text:p>
        </text:list-item>
        <text:list-item>
          <text:p text:style-name="P95">O vendedor corrige os valores e o caso de uso prossegue a partir do passo 4.</text:p>
        </text:list-item>
      </text:list>
      <text:p text:style-name="P26"/>
      <text:p text:style-name="P29"><text:span text:style-name="T6">Fluxo de exceção (6): </text:span><text:span text:style-name="T9">Destino inválido</text:span></text:p>
      <text:list xml:id="list85929056414506" text:continue-list="list85928751300046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3">Vendedor informa destino de viagem que não é contemplado pela agência de turismo.</text:p>
                                    </text:list-item>
                                    <text:list-item>
                                      <text:p text:style-name="P93">O sistema reporta o fato e solicita um novo destino.</text:p>
                                    </text:list-item>
                                    <text:list-item>
                                      <text:p text:style-name="P93">O vendedor fornece um destino válido e o caso de uso prossegue a partir do passo 6.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30"><text:span text:style-name="T6">Pós-condições</text:span><text:span text:style-name="T9">: uma compra de passagem aérea foi registrada.</text:span></text:p>
      <text:p text:style-name="P2"/>
      <text:p text:style-name="P2"/>
      <text:p text:style-name="P2"/>
      <text:p text:style-name="P2"/>
      <text:p text:style-name="P2"/>
      <text:p text:style-name="P34"><text:soft-page-break/></text:p>
      <text:p text:style-name="P34"/>
      <text:p text:style-name="P34">Fazer reserva de hotel (CSU<text:span text:style-name="T32">xx</text:span>)</text:p>
      <text:p text:style-name="P2"><draw:custom-shape text:anchor-type="paragraph" draw:z-index="7" draw:name="Shape 8" draw:style-name="gr1" draw:text-style-name="P108" svg:width="17.066cm" svg:height="15.373cm" svg:x="-0.767cm" svg:y="0.042cm"><text:p/><draw:enhanced-geometry svg:viewBox="0 0 21600 21600" draw:type="rectangle" draw:enhanced-path="M 0 0 L 21600 0 21600 21600 0 21600 0 0 Z N"/></draw:custom-shape></text:p>
      <text:p text:style-name="P29"><text:span text:style-name="T6">Sumário</text:span><text:span text:style-name="T1">: O vendedor realiza uma reserva de hotel.</text:span></text:p>
      <text:p text:style-name="P2"/>
      <text:p text:style-name="P29"><text:span text:style-name="T6">Ator Primário</text:span><text:span text:style-name="T1">: Vendedor</text:span></text:p>
      <text:p text:style-name="P2"/>
      <text:p text:style-name="P29"><text:span text:style-name="T6">Ator Secundário</text:span><text:span text:style-name="T1">: Sistema de hotel</text:span></text:p>
      <text:p text:style-name="P14"/>
      <text:p text:style-name="P14">Fluxo Principal</text:p>
      <text:list xml:id="list85928925995760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3">O vendedor solicita a realização de uma reserva de hotel.</text:p>
                                </text:list-item>
                                <text:list-item>
                                  <text:p text:style-name="P83">O sistema requisita a identificação do cliente.</text:p>
                                </text:list-item>
                                <text:list-item>
                                  <text:p text:style-name="P83">O vendedor informa a identificação do cliente.</text:p>
                                </text:list-item>
                                <text:list-item>
                                  <text:p text:style-name="P83">O sistema requisita um destino de viagem.</text:p>
                                </text:list-item>
                                <text:list-item>
                                  <text:p text:style-name="P83">O vendedor informa o destino de viagem.</text:p>
                                </text:list-item>
                                <text:list-item>
                                  <text:p text:style-name="P83">O sistema requisita datas de ida e de volta.</text:p>
                                </text:list-item>
                                <text:list-item>
                                  <text:p text:style-name="P83">O vendedor informa datas de ida e de volta.</text:p>
                                </text:list-item>
                                <text:list-item>
                                  <text:p text:style-name="P83">O sistema requisita a quantidade de hóspedes.</text:p>
                                </text:list-item>
                                <text:list-item>
                                  <text:p text:style-name="P83">O vendedor informa a quantidade de hóspedes.</text:p>
                                </text:list-item>
                                <text:list-item>
                                  <text:p text:style-name="P83">O sistema apresenta hotéis com vagas.</text:p>
                                </text:list-item>
                                <text:list-item>
                                  <text:p text:style-name="P83">O vendedor seleciona um hotel.</text:p>
                                </text:list-item>
                                <text:list-item>
                                  <text:p text:style-name="P83">O sistema apresenta as opções de hospedagem.</text:p>
                                </text:list-item>
                                <text:list-item>
                                  <text:p text:style-name="P83">O vendedor seleciona a opção desejada.</text:p>
                                </text:list-item>
                                <text:list-item>
                                  <text:p text:style-name="P83">O sistema requisita ao sistema de hotel uma reserva.</text:p>
                                </text:list-item>
                                <text:list-item>
                                  <text:p text:style-name="P83">O sistema informa os dados do cliente ao sistema de hotel.</text:p>
                                </text:list-item>
                                <text:list-item>
                                  <text:p text:style-name="P83">O sistema realiza a reserva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30"><text:span text:style-name="T6">Pós-condições</text:span><text:span text:style-name="T9">: uma reserva de hotel foi registrada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04"><text:soft-page-break/>Diagrama de casos de uso</text:p>
      <text:p text:style-name="P21"/>
      <text:p text:style-name="P21"/>
      <text:p text:style-name="P21"/>
      <text:p text:style-name="P21"><draw:frame draw:style-name="fr2" draw:name="Image1" text:anchor-type="char" svg:width="16.51cm" svg:height="14.633cm" draw:z-index="8"><draw:image xlink:href="Pictures/10000000000004E2000004546B720CC418CB5024.jpg" xlink:type="simple" xlink:show="embed" xlink:actuate="onLoad" draw:mime-type="image/jpeg"/></draw:frame></text:p>
      <text:p text:style-name="P1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Image2" text:anchor-type="char" svg:x="-1.879cm" svg:y="0.097cm" svg:width="20.401cm" svg:height="26.056cm" draw:z-index="9"><draw:image xlink:href="Pictures/1000000000000A6E00000D5283A8ACBD199F7AB3.jpg" xlink:type="simple" xlink:show="embed" xlink:actuate="onLoad" draw:mime-type="image/jpeg"/></draw:frame><text:soft-page-break/></text:p>
      <text:p text:style-name="P42"><text:soft-page-break/></text:p>
      <text:p text:style-name="P106">Modelo de classes</text:p>
      <text:p text:style-name="P106"><draw:frame draw:style-name="fr1" draw:name="Image3" text:anchor-type="char" svg:x="-1.967cm" svg:y="0.556cm" svg:width="20.159cm" svg:height="9.839cm" draw:z-index="10"><draw:image xlink:href="Pictures/1000000000000B0500000561F0900604C970637F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434343" loext:opacity="100%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.106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564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Label_20_1" style:display-name="ListLabel 1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" style:display-name="ListLabel 2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size-asian="12pt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fo:font-size="12pt" style:text-underline-style="none" fo:font-weight="normal"/>
    </style:style>
    <style:style style:name="ListLabel_20_24" style:display-name="ListLabel 24" style:family="text">
      <style:text-properties fo:font-size="12pt" style:text-underline-style="none" fo:font-weight="normal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7" style:display-name="ListLabel 27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8" style:display-name="ListLabel 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fo:font-size="12pt" style:text-underline-style="none" style:font-size-asian="12pt" style:font-size-complex="12pt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5.0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8.8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0.1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1.4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(%3%)" style:num-prefix="(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" loext:num-list-format="%7%." style:num-suffix="." style:num-format="1">
        <style:list-level-properties text:list-level-position-and-space-mode="label-alignment">
          <style:list-level-label-alignment text:label-followed-by="space" fo:text-indent="-0.635cm" fo:margin-left="8.89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space" fo:text-indent="-0.63cm" fo:margin-left="10.16cm"/>
        </style:list-level-properties>
      </text:list-level-style-number>
      <text:list-level-style-number text:level="9" text:style-name="ListLabel_20_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7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2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2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0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3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3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3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10.1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45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4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7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8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50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51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5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54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5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5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7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5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5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60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6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4cm" fo:margin-bottom="0.499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18T08:59:26.946757120</dc:date>
    <meta:editing-duration>PT11H12M31S</meta:editing-duration>
    <meta:editing-cycles>116</meta:editing-cycles>
    <meta:document-statistic meta:table-count="0" meta:image-count="3" meta:object-count="0" meta:page-count="18" meta:paragraph-count="331" meta:word-count="4069" meta:character-count="24683" meta:non-whitespace-character-count="21063"/>
  </office:meta>
</office:document-meta>
</file>